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Replacements/Object 9"/>
  <manifest:file-entry manifest:media-type="application/x-openoffice-gdimetafile;windows_formatname=&quot;GDIMetaFile&quot;" manifest:full-path="ObjectReplacements/Object 1"/>
  <manifest:file-entry manifest:media-type="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1" svg:font-family="Arial" style:font-adornments="Обычный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101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 style:data-style-name="N108">
      <style:table-cell-properties fo:border-bottom="0.002cm solid #000000" fo:border-left="0.035cm solid #000000" fo:border-right="0.002cm solid #000000" fo:border-top="0.002cm solid #000000"/>
    </style:style>
    <style:style style:name="ce6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1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start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4" style:family="table-cell" style:parent-style-name="Default" style:data-style-name="N108">
      <style:table-cell-properties fo:border="0.002cm solid #000000"/>
    </style:style>
    <style:style style:name="ce15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fo:border="0.002cm solid #000000"/>
    </style:style>
    <style:style style:name="ce18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9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23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26" style:family="table-cell" style:parent-style-name="Default" style:data-style-name="N108">
      <style:table-cell-properties fo:border-bottom="0.035cm solid #000000" fo:border-left="0.002cm solid #000000" fo:border-right="0.035cm solid #000000" fo:border-top="0.002cm solid #000000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1" fo:language="en" fo:country="US" style:font-name-asian="Arial1" style:language-asian="en" style:country-asian="US" style:font-name-complex="Arial1" style:language-complex="en" style:country-complex="US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 style:data-style-name="N1">
      <style:table-cell-properties fo:border-bottom="0.002cm solid #000000" fo:border-left="0.035cm solid #000000" fo:border-right="0.002cm solid #000000" fo:border-top="0.002cm solid #000000"/>
    </style:style>
    <style:style style:name="ce32" style:family="table-cell" style:parent-style-name="Default" style:data-style-name="N1">
      <style:table-cell-properties fo:border-bottom="0.035cm solid #000000" fo:border-left="0.035cm solid #000000" fo:border-right="0.002cm solid #000000" fo:border-top="0.002cm solid #000000"/>
    </style:style>
    <style:style style:name="ce33" style:family="table-cell" style:parent-style-name="Default" style:data-style-name="N1">
      <style:table-cell-properties fo:border="0.002cm solid #000000"/>
    </style:style>
    <style:style style:name="ce34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3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  <style:text-properties style:font-name="Arial1"/>
    </style:style>
    <style:style style:name="ce37" style:family="table-cell" style:parent-style-name="Default">
      <style:table-cell-properties fo:border-bottom="0.035cm solid #000000" fo:border-left="0.002cm solid #000000" fo:border-right="0.002cm solid #000000" fo:border-top="0.035cm solid #000000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0.035cm solid #000000" fo:border-left="0.035cm solid #000000" fo:border-right="0.002cm solid #000000" fo:border-top="0.035cm solid #000000"/>
    </style:style>
    <style:style style:name="ce40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4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42" style:family="table-cell" style:parent-style-name="Default" style:data-style-name="N108">
      <style:table-cell-properties fo:border-bottom="0.035cm solid #000000" fo:border-left="0.002cm solid #000000" fo:border-right="0.002cm solid #000000" fo:border-top="0.035cm solid #000000"/>
    </style:style>
    <style:style style:name="ce4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44" style:family="table-cell" style:parent-style-name="Default" style:data-style-name="N109">
      <style:table-cell-properties fo:border-bottom="0.035cm solid #000000" fo:border-left="0.002cm solid #000000" fo:border-right="0.002cm solid #000000" fo:border-top="0.035cm solid #000000"/>
    </style:style>
    <style:style style:name="ce45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46" style:family="table-cell" style:parent-style-name="Default" style:data-style-name="N109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4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50" style:family="table-cell" style:parent-style-name="Default" style:data-style-name="N109">
      <style:table-cell-properties fo:border-bottom="0.035cm solid #000000" fo:border-left="0.002cm solid #000000" fo:border-right="0.035cm solid #000000" fo:border-top="0.035cm solid #000000"/>
    </style:style>
    <style:style style:name="ce5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08">
      <style:table-cell-properties fo:border-bottom="0.035cm solid #000000" fo:border-left="0.002cm solid #000000" fo:border-right="0.035cm solid #000000" fo:border-top="0.035cm solid #000000"/>
    </style:style>
    <style:style style:name="ce53" style:family="table-cell" style:parent-style-name="Default">
      <style:table-cell-properties fo:border-bottom="none" fo:border-left="0.088cm solid #000000" fo:border-right="none" fo:border-top="0.088cm solid #000000"/>
    </style:style>
    <style:style style:name="ce54" style:family="table-cell" style:parent-style-name="Default">
      <style:table-cell-properties fo:border-bottom="none" fo:border-left="0.088cm solid #000000" fo:border-right="none" fo:border-top="none"/>
    </style:style>
    <style:style style:name="ce55" style:family="table-cell" style:parent-style-name="Default">
      <style:table-cell-properties fo:border-bottom="0.088cm solid #000000" fo:border-left="0.088cm solid #000000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88cm solid #000000"/>
    </style:style>
    <style:style style:name="ce57" style:family="table-cell" style:parent-style-name="Default">
      <style:table-cell-properties fo:border-bottom="0.088cm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0.088cm solid #000000" fo:border-top="0.088cm solid #000000"/>
    </style:style>
    <style:style style:name="ce59" style:family="table-cell" style:parent-style-name="Default">
      <style:table-cell-properties fo:border-bottom="none" fo:border-left="none" fo:border-right="0.088cm solid #000000" fo:border-top="none"/>
    </style:style>
    <style:style style:name="ce60" style:family="table-cell" style:parent-style-name="Default">
      <style:table-cell-properties fo:border-bottom="0.088cm solid #000000" fo:border-left="none" fo:border-right="0.088cm solid #000000" fo:border-top="non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63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65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end" fo:margin-left="0cm"/>
    </style:style>
    <style:style style:name="ce66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start" fo:margin-left="0cm"/>
    </style:style>
    <style:style style:name="ce6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style="normal" style:font-style-asian="normal" style:font-style-complex="normal"/>
    </style:style>
    <style:style style:name="T3" style:family="text">
      <style:text-properties fo:font-size="12pt"/>
    </style:style>
    <style:style style:name="T4" style:family="text">
      <style:text-properties fo:color="#000000" style:font-name="Times New Roman" fo:font-size="8pt" fo:font-style="normal" fo:font-weight="normal" style:letter-kerning="true" style:font-name-asian="Arial2" style:font-size-asian="10.5pt" style:font-name-complex="Times New Roman" style:font-size-complex="6pt"/>
    </style:style>
    <style:style style:name="T5" style:family="text">
      <style:text-properties style:text-position="33% 58%"/>
    </style:style>
    <style:style style:name="T6" style:family="text">
      <style:text-properties style:text-position="-33% 58%" style:font-name="Arial" fo:font-style="italic" style:font-style-asian="italic" style:font-style-complex="italic"/>
    </style:style>
  </office:automatic-styles>
  <office:body>
    <office:spreadsheet>
      <table:table table:name="1.7" table:style-name="ta1" table:print="false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14"/>
        <table:table-column table:style-name="co1" table:number-columns-repeated="1017" table:default-cell-style-name="Default"/>
        <table:table-row table:style-name="ro1">
          <table:table-cell office:value-type="float" office:value="-1">
            <text:p>-1,000</text:p>
          </table:table-cell>
          <table:table-cell office:value-type="float" office:value="-0.098">
            <text:p>-0,098</text:p>
          </table:table-cell>
          <table:table-cell office:value-type="float" office:value="-0.093">
            <text:p>-0,093</text:p>
          </table:table-cell>
          <table:table-cell table:style-name="ce1" office:value-type="float" office:value="-0.975">
            <text:p>-0,975</text:p>
          </table:table-cell>
          <table:table-cell table:style-name="ce1" office:value-type="float" office:value="-0.911">
            <text:p>-0,911</text:p>
          </table:table-cell>
          <table:table-cell table:style-name="ce1" office:value-type="float" office:value="-0.688">
            <text:p>-0,688</text:p>
          </table:table-cell>
          <table:table-cell table:style-name="ce1" office:value-type="float" office:value="0.068">
            <text:p>0,068</text:p>
          </table:table-cell>
          <table:table-cell table:style-name="ce1" office:value-type="float" office:value="0.604">
            <text:p>0,604</text:p>
          </table:table-cell>
          <table:table-cell table:style-name="ce1" office:value-type="float" office:value="-0.986">
            <text:p>-0,986</text:p>
          </table:table-cell>
          <table:table-cell>
            <draw:frame table:end-cell-address="'1.7'.P12" table:end-x="0.168cm" table:end-y="0.126cm" draw:z-index="1" draw:style-name="gr1" draw:text-style-name="P1" svg:width="9.775cm" svg:height="5.597cm" svg:x="1.749cm" svg:y="0.24cm">
              <draw:object draw:notify-on-update-of-ranges="'1.7'.C12:'1.7'.C18 '1.7'.E12:'1.7'.E1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0.746">
            <text:p>0,746</text:p>
          </table:table-cell>
          <table:table-cell office:value-type="float" office:value="0.677">
            <text:p>0,677</text:p>
          </table:table-cell>
          <table:table-cell office:value-type="float" office:value="-0.659">
            <text:p>-0,659</text:p>
          </table:table-cell>
          <table:table-cell table:style-name="ce1" office:value-type="float" office:value="-0.355">
            <text:p>-0,355</text:p>
          </table:table-cell>
          <table:table-cell table:style-name="ce1" office:value-type="float" office:value="0.297">
            <text:p>0,297</text:p>
          </table:table-cell>
          <table:table-cell table:style-name="ce1" office:value-type="float" office:value="-0.048">
            <text:p>-0,048</text:p>
          </table:table-cell>
          <table:table-cell table:style-name="ce1" office:value-type="float" office:value="0.981">
            <text:p>0,981</text:p>
          </table:table-cell>
          <table:table-cell table:style-name="ce1" office:value-type="float" office:value="0.278">
            <text:p>0,278</text:p>
          </table:table-cell>
          <table:table-cell table:style-name="ce1" office:value-type="float" office:value="0.452">
            <text:p>0,452</text:p>
          </table:table-cell>
          <table:table-cell table:number-columns-repeated="1015"/>
        </table:table-row>
        <table:table-row table:style-name="ro1">
          <table:table-cell office:value-type="float" office:value="0.747">
            <text:p>0,747</text:p>
          </table:table-cell>
          <table:table-cell office:value-type="float" office:value="-0.162">
            <text:p>-0,162</text:p>
          </table:table-cell>
          <table:table-cell office:value-type="float" office:value="-0.857">
            <text:p>-0,857</text:p>
          </table:table-cell>
          <table:table-cell table:style-name="ce1" office:value-type="float" office:value="0.317">
            <text:p>0,317</text:p>
          </table:table-cell>
          <table:table-cell table:style-name="ce1" office:value-type="float" office:value="-0.382">
            <text:p>-0,382</text:p>
          </table:table-cell>
          <table:table-cell table:style-name="ce1" office:value-type="float" office:value="0.853">
            <text:p>0,853</text:p>
          </table:table-cell>
          <table:table-cell table:style-name="ce1" office:value-type="float" office:value="0.555">
            <text:p>0,555</text:p>
          </table:table-cell>
          <table:table-cell table:style-name="ce1" office:value-type="float" office:value="-0.347">
            <text:p>-0,347</text:p>
          </table:table-cell>
          <table:table-cell table:style-name="ce1" office:value-type="float" office:value="0.922">
            <text:p>0,922</text:p>
          </table:table-cell>
          <table:table-cell table:number-columns-repeated="1015"/>
        </table:table-row>
        <table:table-row table:style-name="ro1">
          <table:table-cell office:value-type="float" office:value="-0.383">
            <text:p>-0,383</text:p>
          </table:table-cell>
          <table:table-cell office:value-type="float" office:value="-0.72">
            <text:p>-0,720</text:p>
          </table:table-cell>
          <table:table-cell office:value-type="float" office:value="0.414">
            <text:p>0,414</text:p>
          </table:table-cell>
          <table:table-cell table:style-name="ce1" office:value-type="float" office:value="0.03">
            <text:p>0,030</text:p>
          </table:table-cell>
          <table:table-cell table:style-name="ce1" office:value-type="float" office:value="0.059">
            <text:p>0,059</text:p>
          </table:table-cell>
          <table:table-cell table:style-name="ce1" office:value-type="float" office:value="0.083">
            <text:p>0,083</text:p>
          </table:table-cell>
          <table:table-cell table:style-name="ce1" office:value-type="float" office:value="0.769">
            <text:p>0,769</text:p>
          </table:table-cell>
          <table:table-cell table:style-name="ce1" office:value-type="float" office:value="0.265">
            <text:p>0,265</text:p>
          </table:table-cell>
          <table:table-cell table:style-name="ce1" office:value-type="float" office:value="0.669">
            <text:p>0,669</text:p>
          </table:table-cell>
          <table:table-cell table:number-columns-repeated="1015"/>
        </table:table-row>
        <table:table-row table:style-name="ro1">
          <table:table-cell office:value-type="float" office:value="-0.213">
            <text:p>-0,213</text:p>
          </table:table-cell>
          <table:table-cell office:value-type="float" office:value="0.004">
            <text:p>0,004</text:p>
          </table:table-cell>
          <table:table-cell office:value-type="float" office:value="-0.059">
            <text:p>-0,059</text:p>
          </table:table-cell>
          <table:table-cell table:style-name="ce1" office:value-type="float" office:value="-0.388">
            <text:p>-0,388</text:p>
          </table:table-cell>
          <table:table-cell table:style-name="ce1" office:value-type="float" office:value="0.2">
            <text:p>0,200</text:p>
          </table:table-cell>
          <table:table-cell table:style-name="ce1" office:value-type="float" office:value="0.692">
            <text:p>0,692</text:p>
          </table:table-cell>
          <table:table-cell table:style-name="ce1" office:value-type="float" office:value="0.356">
            <text:p>0,356</text:p>
          </table:table-cell>
          <table:table-cell table:style-name="ce1" office:value-type="float" office:value="-0.091">
            <text:p>-0,091</text:p>
          </table:table-cell>
          <table:table-cell table:style-name="ce1" office:value-type="float" office:value="0.245">
            <text:p>0,245</text:p>
          </table:table-cell>
          <table:table-cell table:number-columns-repeated="1015"/>
        </table:table-row>
        <table:table-row table:style-name="ro1">
          <table:table-cell office:value-type="float" office:value="0.645">
            <text:p>0,645</text:p>
          </table:table-cell>
          <table:table-cell office:value-type="float" office:value="-0.213">
            <text:p>-0,213</text:p>
          </table:table-cell>
          <table:table-cell office:value-type="float" office:value="0.163">
            <text:p>0,163</text:p>
          </table:table-cell>
          <table:table-cell table:style-name="ce1" office:value-type="float" office:value="-0.365">
            <text:p>-0,365</text:p>
          </table:table-cell>
          <table:table-cell table:style-name="ce1" office:value-type="float" office:value="0.295">
            <text:p>0,295</text:p>
          </table:table-cell>
          <table:table-cell table:style-name="ce1" office:value-type="float" office:value="-0.455">
            <text:p>-0,455</text:p>
          </table:table-cell>
          <table:table-cell table:style-name="ce1" office:value-type="float" office:value="-0.762">
            <text:p>-0,762</text:p>
          </table:table-cell>
          <table:table-cell table:style-name="ce1" office:value-type="float" office:value="0.189">
            <text:p>0,189</text:p>
          </table:table-cell>
          <table:table-cell table:style-name="ce1" office:value-type="float" office:value="0.195">
            <text:p>0,195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n = </text:p>
          </table:table-cell>
          <table:table-cell table:style-name="ce11" table:formula="of:=COUNT([.A1:.I6])" office:value-type="float" office:value="54">
            <text:p>5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>
            <text:p>x<text:span text:style-name="T1">min</text:span></text:p>
          </table:table-cell>
          <table:table-cell table:style-name="ce12" office:value-type="string">
            <text:p>x<text:span text:style-name="T1">max</text:span></text:p>
          </table:table-cell>
          <table:table-cell table:style-name="ce22" office:value-type="string">
            <text:p>Δх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table:formula="of:=MIN([.A1:.I6])" office:value-type="float" office:value="-1">
            <text:p>-1</text:p>
          </table:table-cell>
          <table:table-cell table:style-name="ce13" table:formula="of:=MAX([.A1:.I6])" office:value-type="float" office:value="0.981">
            <text:p>0,981</text:p>
          </table:table-cell>
          <table:table-cell table:style-name="ce23" table:formula="of:=([.B10]-[.A10])/ROUND(1+3.222*LOG(COUNT([.A1:.I6])))" office:value-type="float" office:value="0.283">
            <text:p>0,283</text:p>
          </table:table-cell>
          <table:table-cell table:style-name="ce29"/>
          <table:table-cell/>
          <table:table-cell table:style-name="Default"/>
          <table:table-cell table:style-name="Default">
            <draw:frame table:end-cell-address="'1.7'.H11" table:end-x="0.095cm" table:end-y="1.035cm" draw:z-index="2" draw:style-name="gr2" draw:text-style-name="P1" svg:width="1.967cm" svg:height="1.089cm" svg:x="0.021cm" svg:y="0.397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>
            <draw:frame table:end-cell-address="'1.7'.I11" table:end-x="0.098cm" table:end-y="1.033cm" draw:z-index="4" draw:style-name="gr2" draw:text-style-name="P1" svg:width="1.967cm" svg:height="1.089cm" svg:x="0.023cm" svg:y="0.395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>
            <draw:frame table:end-cell-address="'1.7'.J11" table:end-x="0.117cm" table:end-y="1.086cm" draw:z-index="5" draw:style-name="gr2" draw:text-style-name="P1" svg:width="1.975cm" svg:height="1.089cm" svg:x="0.035cm" svg:y="0.448cm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 table:style-name="ce3" office:value-type="string">
            <text:p>x<text:span text:style-name="T1">min</text:span></text:p>
          </table:table-cell>
          <table:table-cell table:style-name="ce12" office:value-type="string">
            <text:p>x<text:span text:style-name="T1">max</text:span></text:p>
          </table:table-cell>
          <table:table-cell table:style-name="ce24" office:value-type="string">
            <text:p>x<text:span text:style-name="T2">i</text:span></text:p>
          </table:table-cell>
          <table:table-cell table:style-name="ce30" office:value-type="string">
            <text:p>m<text:span text:style-name="T1">i</text:span></text:p>
          </table:table-cell>
          <table:table-cell table:style-name="ce24" office:value-type="string">
            <text:p>w<text:span text:style-name="T1">i</text:span><text:span text:style-name="T5">нак</text:span></text:p>
          </table:table-cell>
          <table:table-cell table:style-name="ce7">
            <draw:frame table:end-cell-address="'1.7'.F11" table:end-x="1.641cm" table:end-y="0.809cm" draw:z-index="3" draw:style-name="gr2" draw:text-style-name="P1" svg:width="1.411cm" svg:height="0.543cm" svg:x="0.23cm" svg:y="0.266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16" table:number-columns-repeated="2"/>
          <table:table-cell table:style-name="ce47"/>
          <table:table-cell table:number-columns-repeated="1015"/>
        </table:table-row>
        <table:table-row table:style-name="ro1">
          <table:table-cell table:style-name="ce5" table:formula="of:=[.A10]" office:value-type="float" office:value="-1">
            <text:p>-1,000</text:p>
          </table:table-cell>
          <table:table-cell table:style-name="ce14" table:formula="of:=[.A12]+[.C$10]" office:value-type="float" office:value="-0.717">
            <text:p>-0,717</text:p>
          </table:table-cell>
          <table:table-cell table:style-name="ce25" table:formula="of:=AVERAGE([.A12:.B12])" office:value-type="float" office:value="-0.8585">
            <text:p>-0,859</text:p>
          </table:table-cell>
          <table:table-cell table:style-name="ce31" table:formula="of:=COUNTIF([.A$1:.I$6];&quot;&lt;=&quot;&amp;[.B12])-COUNTIF([.A$1:.I$6];&quot;&lt;&quot;&amp;[.A12])" office:value-type="float" office:value="7">
            <text:p>7</text:p>
          </table:table-cell>
          <table:table-cell table:style-name="ce25" table:formula="of:=[.D12]/[.B8]" office:value-type="float" office:value="0.12962962962963">
            <text:p>0,130</text:p>
          </table:table-cell>
          <table:table-cell table:formula="of:=[.C12]-[.$A$22]" office:value-type="float" office:value="-0.890925925925926">
            <text:p>-0,891</text:p>
          </table:table-cell>
          <table:table-cell table:formula="of:=[.D12]/[.$B$8]*[.F12]^2" office:value-type="float" office:value="0.102893389600163">
            <text:p>0,103</text:p>
          </table:table-cell>
          <table:table-cell table:style-name="ce14" table:formula="of:=[.D12]/[.$B$8]*[.F12]^3" office:value-type="float" office:value="-0.0916703884011819">
            <text:p>-0,092</text:p>
          </table:table-cell>
          <table:table-cell table:style-name="ce25" table:formula="of:=[.D12]/[.$B$8]*[.F12]^4" office:value-type="float" office:value="0.0816715256663122">
            <text:p>0,082</text:p>
          </table:table-cell>
          <table:table-cell>
            <draw:frame table:end-cell-address="'1.7'.P26" table:end-x="0.168cm" table:end-y="0.192cm" draw:z-index="0" draw:style-name="gr1" draw:text-style-name="P1" svg:width="9.717cm" svg:height="6.14cm" svg:x="1.807cm" svg:y="0.374cm">
              <draw:object draw:notify-on-update-of-ranges="'1.7'.C12:'1.7'.C18 '1.7'.C12:'1.7'.C18 '1.7'.D12:'1.7'.D1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5" table:formula="of:=[.B12]" office:value-type="float" office:value="-0.717">
            <text:p>-0,717</text:p>
          </table:table-cell>
          <table:table-cell table:style-name="ce14" table:formula="of:=[.A13]+[.C$10]" office:value-type="float" office:value="-0.434">
            <text:p>-0,434</text:p>
          </table:table-cell>
          <table:table-cell table:style-name="ce25" table:formula="of:=AVERAGE([.A13:.B13])" office:value-type="float" office:value="-0.5755">
            <text:p>-0,576</text:p>
          </table:table-cell>
          <table:table-cell table:style-name="ce31" table:formula="of:=COUNTIF([.A$1:.I$6];&quot;&lt;=&quot;&amp;[.B13])-COUNTIF([.A$1:.I$6];&quot;&lt;&quot;&amp;[.A13])" office:value-type="float" office:value="3">
            <text:p>3</text:p>
          </table:table-cell>
          <table:table-cell table:style-name="ce25" table:formula="of:=[.E12]+[.D13]/[.B$8]" office:value-type="float" office:value="0.185185185185185">
            <text:p>0,185</text:p>
          </table:table-cell>
          <table:table-cell table:formula="of:=[.C13]-[.$A$22]" office:value-type="float" office:value="-0.607925925925926">
            <text:p>-0,608</text:p>
          </table:table-cell>
          <table:table-cell table:formula="of:=[.D13]/[.$B$8]*[.F13]^2" office:value-type="float" office:value="0.0205318850784941">
            <text:p>0,021</text:p>
          </table:table-cell>
          <table:table-cell table:style-name="ce14" table:formula="of:=[.D13]/[.$B$8]*[.F13]^3" office:value-type="float" office:value="-0.0124818652473483">
            <text:p>-0,012</text:p>
          </table:table-cell>
          <table:table-cell table:style-name="ce25" table:formula="of:=[.D13]/[.$B$8]*[.F13]^4" office:value-type="float" office:value="0.00758804948777682">
            <text:p>0,008</text:p>
          </table:table-cell>
          <table:table-cell table:number-columns-repeated="1015"/>
        </table:table-row>
        <table:table-row table:style-name="ro1">
          <table:table-cell table:style-name="ce5" table:formula="of:=[.B13]" office:value-type="float" office:value="-0.434">
            <text:p>-0,434</text:p>
          </table:table-cell>
          <table:table-cell table:style-name="ce14" table:formula="of:=[.A14]+[.C$10]" office:value-type="float" office:value="-0.151">
            <text:p>-0,151</text:p>
          </table:table-cell>
          <table:table-cell table:style-name="ce25" table:formula="of:=AVERAGE([.A14:.B14])" office:value-type="float" office:value="-0.2925">
            <text:p>-0,293</text:p>
          </table:table-cell>
          <table:table-cell table:style-name="ce31" table:formula="of:=COUNTIF([.A$1:.I$6];&quot;&lt;=&quot;&amp;[.B14])-COUNTIF([.A$1:.I$6];&quot;&lt;&quot;&amp;[.A14])" office:value-type="float" office:value="9">
            <text:p>9</text:p>
          </table:table-cell>
          <table:table-cell table:style-name="ce25" table:formula="of:=[.E13]+[.D14]/[.B$8]" office:value-type="float" office:value="0.351851851851852">
            <text:p>0,352</text:p>
          </table:table-cell>
          <table:table-cell table:formula="of:=[.C14]-[.$A$22]" office:value-type="float" office:value="-0.324925925925926">
            <text:p>-0,325</text:p>
          </table:table-cell>
          <table:table-cell table:formula="of:=[.D14]/[.$B$8]*[.F14]^2" office:value-type="float" office:value="0.0175961428898034">
            <text:p>0,018</text:p>
          </table:table-cell>
          <table:table-cell table:style-name="ce14" table:formula="of:=[.D14]/[.$B$8]*[.F14]^3" office:value-type="float" office:value="-0.00571744302119426">
            <text:p>-0,006</text:p>
          </table:table-cell>
          <table:table-cell table:style-name="ce25" table:formula="of:=[.D14]/[.$B$8]*[.F14]^4" office:value-type="float" office:value="0.00185774546759027">
            <text:p>0,002</text:p>
          </table:table-cell>
          <table:table-cell table:number-columns-repeated="1015"/>
        </table:table-row>
        <table:table-row table:style-name="ro1">
          <table:table-cell table:style-name="ce5" table:formula="of:=[.B14]" office:value-type="float" office:value="-0.151">
            <text:p>-0,151</text:p>
          </table:table-cell>
          <table:table-cell table:style-name="ce14" table:formula="of:=[.A15]+[.C$10]" office:value-type="float" office:value="0.132">
            <text:p>0,132</text:p>
          </table:table-cell>
          <table:table-cell table:style-name="ce25" table:formula="of:=AVERAGE([.A15:.B15])" office:value-type="float" office:value="-0.00950000000000015">
            <text:p>-0,010</text:p>
          </table:table-cell>
          <table:table-cell table:style-name="ce31" table:formula="of:=COUNTIF([.A$1:.I$6];&quot;&lt;=&quot;&amp;[.B15])-COUNTIF([.A$1:.I$6];&quot;&lt;&quot;&amp;[.A15])" office:value-type="float" office:value="10">
            <text:p>10</text:p>
          </table:table-cell>
          <table:table-cell table:style-name="ce25" table:formula="of:=[.E14]+[.D15]/[.B$8]" office:value-type="float" office:value="0.537037037037037">
            <text:p>0,537</text:p>
          </table:table-cell>
          <table:table-cell table:formula="of:=[.C15]-[.$A$22]" office:value-type="float" office:value="-0.041925925925926">
            <text:p>-0,042</text:p>
          </table:table-cell>
          <table:table-cell table:formula="of:=[.D15]/[.$B$8]*[.F15]^2" office:value-type="float" office:value="0.00032551541939745">
            <text:p>0,000</text:p>
          </table:table-cell>
          <table:table-cell table:style-name="ce14" table:formula="of:=[.D15]/[.$B$8]*[.F15]^3" office:value-type="float" office:value="-0.0000136475353614042">
            <text:p>0,000</text:p>
          </table:table-cell>
          <table:table-cell table:style-name="ce25" table:formula="of:=[.D15]/[.$B$8]*[.F15]^4" office:value-type="float" office:value="0.000000572185556633688">
            <text:p>0,000</text:p>
          </table:table-cell>
          <table:table-cell table:number-columns-repeated="1015"/>
        </table:table-row>
        <table:table-row table:style-name="ro1">
          <table:table-cell table:style-name="ce5" table:formula="of:=[.B15]" office:value-type="float" office:value="0.132">
            <text:p>0,132</text:p>
          </table:table-cell>
          <table:table-cell table:style-name="ce14" table:formula="of:=[.A16]+[.C$10]" office:value-type="float" office:value="0.415">
            <text:p>0,415</text:p>
          </table:table-cell>
          <table:table-cell table:style-name="ce25" table:formula="of:=AVERAGE([.A16:.B16])" office:value-type="float" office:value="0.2735">
            <text:p>0,274</text:p>
          </table:table-cell>
          <table:table-cell table:style-name="ce31" table:formula="of:=COUNTIF([.A$1:.I$6];&quot;&lt;=&quot;&amp;[.B16])-COUNTIF([.A$1:.I$6];&quot;&lt;&quot;&amp;[.A16])" office:value-type="float" office:value="12">
            <text:p>12</text:p>
          </table:table-cell>
          <table:table-cell table:style-name="ce25" table:formula="of:=[.E15]+[.D16]/[.B$8]" office:value-type="float" office:value="0.759259259259259">
            <text:p>0,759</text:p>
          </table:table-cell>
          <table:table-cell table:formula="of:=[.C16]-[.$A$22]" office:value-type="float" office:value="0.241074074074074">
            <text:p>0,241</text:p>
          </table:table-cell>
          <table:table-cell table:formula="of:=[.D16]/[.$B$8]*[.F16]^2" office:value-type="float" office:value="0.0129148242645938">
            <text:p>0,013</text:p>
          </table:table-cell>
          <table:table-cell table:style-name="ce14" table:formula="of:=[.D16]/[.$B$8]*[.F16]^3" office:value-type="float" office:value="0.00311342930141634">
            <text:p>0,003</text:p>
          </table:table-cell>
          <table:table-cell table:style-name="ce25" table:formula="of:=[.D16]/[.$B$8]*[.F16]^4" office:value-type="float" office:value="0.000750567086034035">
            <text:p>0,001</text:p>
          </table:table-cell>
          <table:table-cell table:number-columns-repeated="1015"/>
        </table:table-row>
        <table:table-row table:style-name="ro1">
          <table:table-cell table:style-name="ce5" table:formula="of:=[.B16]" office:value-type="float" office:value="0.415">
            <text:p>0,415</text:p>
          </table:table-cell>
          <table:table-cell table:style-name="ce14" table:formula="of:=[.A17]+[.C$10]" office:value-type="float" office:value="0.698">
            <text:p>0,698</text:p>
          </table:table-cell>
          <table:table-cell table:style-name="ce25" table:formula="of:=AVERAGE([.A17:.B17])" office:value-type="float" office:value="0.5565">
            <text:p>0,557</text:p>
          </table:table-cell>
          <table:table-cell table:style-name="ce31" table:formula="of:=COUNTIF([.A$1:.I$6];&quot;&lt;=&quot;&amp;[.B17])-COUNTIF([.A$1:.I$6];&quot;&lt;&quot;&amp;[.A17])" office:value-type="float" office:value="7">
            <text:p>7</text:p>
          </table:table-cell>
          <table:table-cell table:style-name="ce25" table:formula="of:=[.E16]+[.D17]/[.B$8]" office:value-type="float" office:value="0.888888888888889">
            <text:p>0,889</text:p>
          </table:table-cell>
          <table:table-cell table:formula="of:=[.C17]-[.$A$22]" office:value-type="float" office:value="0.524074074074074">
            <text:p>0,524</text:p>
          </table:table-cell>
          <table:table-cell table:formula="of:=[.D17]/[.$B$8]*[.F17]^2" office:value-type="float" office:value="0.035603248996596">
            <text:p>0,036</text:p>
          </table:table-cell>
          <table:table-cell table:style-name="ce14" table:formula="of:=[.D17]/[.$B$8]*[.F17]^3" office:value-type="float" office:value="0.0186587397519198">
            <text:p>0,019</text:p>
          </table:table-cell>
          <table:table-cell table:style-name="ce25" table:formula="of:=[.D17]/[.$B$8]*[.F17]^4" office:value-type="float" office:value="0.00977856175887647">
            <text:p>0,010</text:p>
          </table:table-cell>
          <table:table-cell table:number-columns-repeated="1015"/>
        </table:table-row>
        <table:table-row table:style-name="ro1">
          <table:table-cell table:style-name="ce6" table:formula="of:=[.B17]" office:value-type="float" office:value="0.698">
            <text:p>0,698</text:p>
          </table:table-cell>
          <table:table-cell table:style-name="ce15" table:formula="of:=[.A18]+[.C$10]" office:value-type="float" office:value="0.981">
            <text:p>0,981</text:p>
          </table:table-cell>
          <table:table-cell table:style-name="ce26" table:formula="of:=AVERAGE([.A18:.B18])" office:value-type="float" office:value="0.8395">
            <text:p>0,840</text:p>
          </table:table-cell>
          <table:table-cell table:style-name="ce32" table:formula="of:=COUNTIF([.A$1:.I$6];&quot;&lt;=&quot;&amp;[.B18])-COUNTIF([.A$1:.I$6];&quot;&lt;&quot;&amp;[.A18])" office:value-type="float" office:value="6">
            <text:p>6</text:p>
          </table:table-cell>
          <table:table-cell table:style-name="ce26" table:formula="of:=[.E17]+[.D18]/[.B$8]" office:value-type="float" office:value="1">
            <text:p>1,000</text:p>
          </table:table-cell>
          <table:table-cell table:formula="of:=[.C18]-[.$A$22]" office:value-type="float" office:value="0.807074074074074">
            <text:p>0,807</text:p>
          </table:table-cell>
          <table:table-cell table:style-name="ce15" table:formula="of:=[.D18]/[.$B$8]*[.F18]^2" office:value-type="float" office:value="0.0723742845602804">
            <text:p>0,072</text:p>
          </table:table-cell>
          <table:table-cell table:style-name="ce15" table:formula="of:=[.D18]/[.$B$8]*[.F18]^3" office:value-type="float" office:value="0.0584114086982618">
            <text:p>0,058</text:p>
          </table:table-cell>
          <table:table-cell table:style-name="ce26" table:formula="of:=[.D18]/[.$B$8]*[.F18]^4" office:value-type="float" office:value="0.047142333590512">
            <text:p>0,04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table:number-columns-repeated="2"/>
          <table:table-cell table:style-name="ce36" office:value-type="string">
            <text:p>Σ</text:p>
          </table:table-cell>
          <table:table-cell table:style-name="ce42" table:formula="of:=SUM([.G12:.G18])" office:value-type="float" office:value="0.262239290809328">
            <text:p>0,262</text:p>
          </table:table-cell>
          <table:table-cell table:style-name="ce42" table:formula="of:=SUM([.H12:.H18])" office:value-type="float" office:value="-0.0296997664534879">
            <text:p>-0,030</text:p>
          </table:table-cell>
          <table:table-cell table:style-name="ce52" table:formula="of:=SUM([.I12:.I18])" office:value-type="float" office:value="0.148789355242658">
            <text:p>0,14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M(X)</text:p>
          </table:table-cell>
          <table:table-cell table:style-name="ce16" office:value-type="string">
            <text:p>D(X)</text:p>
          </table:table-cell>
          <table:table-cell table:style-name="ce27" office:value-type="string">
            <text:p>σ(X)</text:p>
          </table:table-cell>
          <table:table-cell table:style-name="ce27" office:value-type="string">
            <text:p>ν, %</text:p>
          </table:table-cell>
          <table:table-cell table:style-name="ce16" office:value-type="string">
            <text:p>As</text:p>
          </table:table-cell>
          <table:table-cell table:style-name="ce16" office:value-type="string">
            <text:p>Ex</text:p>
          </table:table-cell>
          <table:table-cell table:style-name="ce16" office:value-type="string">
            <text:p>Mo(X)</text:p>
          </table:table-cell>
          <table:table-cell table:style-name="ce47" office:value-type="string">
            <text:p>Me(X)</text:p>
          </table:table-cell>
          <table:table-cell table:number-columns-repeated="1016"/>
        </table:table-row>
        <table:table-row table:style-name="ro1">
          <table:table-cell table:style-name="ce5" table:formula="of:=([.C12]*[.D12]+[.C13]*[.D13]+[.C14]*[.D14]+[.C15]*[.D15]+[.C16]*[.D16]+[.C17]*[.D17]+[.C18]*[.D18])/[.B8]" office:value-type="float" office:value="0.0324259259259258">
            <text:p>0,032</text:p>
          </table:table-cell>
          <table:table-cell table:style-name="ce17" table:formula="of:=[.G19]" office:value-type="float" office:value="0.262239290809328">
            <text:p>0,26</text:p>
          </table:table-cell>
          <table:table-cell table:style-name="ce17" table:formula="of:=SQRT([.B22])" office:value-type="float" office:value="0.512093048975797">
            <text:p>0,51</text:p>
          </table:table-cell>
          <table:table-cell table:style-name="ce33" table:formula="of:=100*[.C22]/[.A22]" office:value-type="float" office:value="1579.27039661297">
            <text:p>1579</text:p>
          </table:table-cell>
          <table:table-cell table:style-name="ce17" table:formula="of:=[.H19]/[.C22]^3" office:value-type="float" office:value="-0.221159903421775">
            <text:p>-0,22</text:p>
          </table:table-cell>
          <table:table-cell table:style-name="ce17" table:formula="of:=[.I19]/[.C22]^4-3" office:value-type="float" office:value="-0.836403160605491">
            <text:p>-0,84</text:p>
          </table:table-cell>
          <table:table-cell table:style-name="ce17" table:formula="of:=[.A16]+[.C$10]*([.D16]-[.D15])/(2*[.D16]-[.D15]-[.D17])" office:value-type="float" office:value="0.212857142857143">
            <text:p>0,21</text:p>
          </table:table-cell>
          <table:table-cell table:style-name="ce25" table:formula="of:=[.A15]+[.C$10]*[.B$8]*(0.5-[.E14])/[.D15]" office:value-type="float" office:value="0.0753999999999999">
            <text:p>0,075</text:p>
          </table:table-cell>
          <table:table-cell table:number-columns-repeated="1016"/>
        </table:table-row>
        <table:table-row table:style-name="ro1">
          <table:table-cell table:style-name="ce8" office:value-type="string" table:number-columns-spanned="8" table:number-rows-spanned="1">
            <text:p>Проверка встроенными функциями</text:p>
          </table:table-cell>
          <table:covered-table-cell table:number-columns-repeated="6" table:style-name="ce18"/>
          <table:covered-table-cell table:style-name="ce48"/>
          <table:table-cell table:number-columns-repeated="1016"/>
        </table:table-row>
        <table:table-row table:style-name="ro1">
          <table:table-cell table:style-name="ce6" table:formula="of:=AVERAGE([.A1:.I6])" office:value-type="float" office:value="0.0288888888888889">
            <text:p>0,029</text:p>
          </table:table-cell>
          <table:table-cell table:style-name="ce19" table:formula="of:=VARPA([.A1:.I6])" office:value-type="float" office:value="0.286840987654321">
            <text:p>0,29</text:p>
          </table:table-cell>
          <table:table-cell table:style-name="ce19" table:formula="of:=STDEVP([.A1:.I6])" office:value-type="float" office:value="0.535575379992696">
            <text:p>0,54</text:p>
          </table:table-cell>
          <table:table-cell table:style-name="ce34" table:formula="of:=100*[.C24]/[.A24]" office:value-type="float" office:value="1853.91477689779">
            <text:p>1854</text:p>
          </table:table-cell>
          <table:table-cell table:style-name="ce19" table:formula="of:=SKEW([.A1:.I6])" office:value-type="float" office:value="-0.230387352503393">
            <text:p>-0,23</text:p>
          </table:table-cell>
          <table:table-cell table:style-name="ce19" table:formula="of:=KURT([.A1:.I6])" office:value-type="float" office:value="-0.773888281242332">
            <text:p>-0,77</text:p>
          </table:table-cell>
          <table:table-cell table:style-name="ce19" table:formula="of:=MODE([.A1:.I6])" office:value-type="float" office:value="-0.213">
            <text:p>-0,21</text:p>
          </table:table-cell>
          <table:table-cell table:style-name="ce26" table:formula="of:=MEDIAN([.A1:.I6])" office:value-type="float" office:value="0.0635">
            <text:p>0,064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>
            <draw:frame table:end-cell-address="'1.7'.P39" table:end-x="0.169cm" table:end-y="0.247cm" draw:z-index="6" draw:style-name="gr1" draw:text-style-name="P1" svg:width="9.632cm" svg:height="6.726cm" svg:x="0cm" svg:y="0.389cm">
              <draw:object draw:notify-on-update-of-ranges="'1.7'.C12:'1.7'.C18 '1.7'.D12:'1.7'.D1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3"/>
        </table:table-row>
        <table:table-row table:style-name="ro4">
          <table:table-cell table:style-name="ce9" office:value-type="string">
            <text:p>x<text:span text:style-name="T1">min</text:span></text:p>
          </table:table-cell>
          <table:table-cell table:style-name="ce20" office:value-type="string">
            <text:p>x<text:span text:style-name="T1">max</text:span></text:p>
          </table:table-cell>
          <table:table-cell table:style-name="ce20" office:value-type="string">
            <text:p>z<text:span text:style-name="T1">min</text:span></text:p>
          </table:table-cell>
          <table:table-cell table:style-name="ce20" office:value-type="string">
            <text:p>z<text:span text:style-name="T1">max</text:span></text:p>
          </table:table-cell>
          <table:table-cell table:style-name="ce20" office:value-type="string">
            <text:p>n<text:span text:style-name="T1">i</text:span></text:p>
          </table:table-cell>
          <table:table-cell table:style-name="ce9" office:value-type="string">
            <text:p>n<text:span text:style-name="T6">i</text:span>'</text:p>
          </table:table-cell>
          <table:table-cell table:style-name="ce43">
            <draw:frame table:end-cell-address="'1.7'.G28" table:end-x="1.841cm" table:end-y="0.029cm" draw:z-index="7" draw:style-name="gr2" draw:text-style-name="P1" svg:width="1.841cm" svg:height="1.208cm" svg:x="0cm" svg:y="0cm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style-name="ce49">
            <draw:frame table:end-cell-address="'1.7'.H28" table:end-x="1.221cm" table:end-y="0.029cm" draw:z-index="8" draw:style-name="gr2" draw:text-style-name="P1" svg:width="0.773cm" svg:height="1.208cm" svg:x="0.448cm" svg:y="0cm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6"/>
        </table:table-row>
        <table:table-row table:style-name="ro5">
          <table:table-cell table:style-name="ce10" table:formula="of:=[.A12]" office:value-type="float" office:value="-1">
            <text:p>-1</text:p>
          </table:table-cell>
          <table:table-cell table:style-name="ce21" table:formula="of:=[.B13]" office:value-type="float" office:value="-0.434">
            <text:p>-0,434</text:p>
          </table:table-cell>
          <table:table-cell table:style-name="ce28" office:value-type="string">
            <text:p><text:span text:style-name="T3">-</text:span><text:span text:style-name="T4">∞</text:span></text:p>
          </table:table-cell>
          <table:table-cell table:style-name="ce14" table:formula="of:=([.B28]-[.$A$22] )/[.$C$22]" office:value-type="float" office:value="-0.91082260706095">
            <text:p>-0,911</text:p>
          </table:table-cell>
          <table:table-cell table:style-name="ce21" table:formula="of:=[.D12]+[.D13]" office:value-type="float" office:value="10">
            <text:p>10</text:p>
          </table:table-cell>
          <table:table-cell table:formula="of:=(GAUSS([.D28])+0.5)*[.$B$8]" office:value-type="float" office:value="9.78449891756669">
            <text:p>9,784</text:p>
          </table:table-cell>
          <table:table-cell table:formula="of:=(([.E28]-[.F28])^2)/[.F28]" office:value-type="float" office:value="0.00474635614160566">
            <text:p>0,005</text:p>
          </table:table-cell>
          <table:table-cell table:style-name="ce25" table:formula="of:=([.E28]^2)/[.F28]" office:value-type="float" office:value="10.2202474385749">
            <text:p>10,220</text:p>
          </table:table-cell>
          <table:table-cell table:number-columns-repeated="1016"/>
        </table:table-row>
        <table:table-row table:style-name="ro1">
          <table:table-cell table:style-name="ce10" table:formula="of:=[.A14]" office:value-type="float" office:value="-0.434">
            <text:p>-0,434</text:p>
          </table:table-cell>
          <table:table-cell table:style-name="ce21" table:formula="of:=[.B14]" office:value-type="float" office:value="-0.151">
            <text:p>-0,151</text:p>
          </table:table-cell>
          <table:table-cell table:style-name="ce14" table:formula="of:=([.A29]-[.$A$22] )/[.$C$22]" office:value-type="float" office:value="-0.91082260706095">
            <text:p>-0,911</text:p>
          </table:table-cell>
          <table:table-cell table:style-name="ce14" table:formula="of:=([.B29]-[.$A$22] )/[.$C$22]" office:value-type="float" office:value="-0.358188665698126">
            <text:p>-0,358</text:p>
          </table:table-cell>
          <table:table-cell table:style-name="ce21" table:formula="of:=[.D14]" office:value-type="float" office:value="9">
            <text:p>9</text:p>
          </table:table-cell>
          <table:table-cell table:formula="of:=(GAUSS(([.B29]-[.$A$22] )/[.$C$22])-GAUSS(([.A29]-[.$A$22] )/[.$C$22]))*[.$B$8]" office:value-type="float" office:value="9.66095855918956">
            <text:p>9,661</text:p>
          </table:table-cell>
          <table:table-cell table:formula="of:=(([.E29]-[.F29])^2)/[.F29]" office:value-type="float" office:value="0.0452197589182691">
            <text:p>0,045</text:p>
          </table:table-cell>
          <table:table-cell table:style-name="ce25" table:formula="of:=([.E29]^2)/[.F29]" office:value-type="float" office:value="8.38426119972871">
            <text:p>8,384</text:p>
          </table:table-cell>
          <table:table-cell table:number-columns-repeated="1016"/>
        </table:table-row>
        <table:table-row table:style-name="ro1">
          <table:table-cell table:style-name="ce10" table:formula="of:=[.A15]" office:value-type="float" office:value="-0.151">
            <text:p>-0,151</text:p>
          </table:table-cell>
          <table:table-cell table:style-name="ce21" table:formula="of:=[.B15]" office:value-type="float" office:value="0.132">
            <text:p>0,132</text:p>
          </table:table-cell>
          <table:table-cell table:style-name="ce14" table:formula="of:=([.A30]-[.$A$22] )/[.$C$22]" office:value-type="float" office:value="-0.358188665698126">
            <text:p>-0,358</text:p>
          </table:table-cell>
          <table:table-cell table:style-name="ce14" table:formula="of:=([.B30]-[.$A$22] )/[.$C$22]" office:value-type="float" office:value="0.194445275664697">
            <text:p>0,194</text:p>
          </table:table-cell>
          <table:table-cell table:style-name="ce21" table:formula="of:=[.D15]" office:value-type="float" office:value="10">
            <text:p>10</text:p>
          </table:table-cell>
          <table:table-cell table:formula="of:=(GAUSS(([.B30]-[.$A$22] )/[.$C$22])-GAUSS(([.A30]-[.$A$22] )/[.$C$22]))*[.$B$8]" office:value-type="float" office:value="11.717207002338">
            <text:p>11,717</text:p>
          </table:table-cell>
          <table:table-cell table:formula="of:=(([.E30]-[.F30])^2)/[.F30]" office:value-type="float" office:value="0.251664060239815">
            <text:p>0,252</text:p>
          </table:table-cell>
          <table:table-cell table:style-name="ce25" table:formula="of:=([.E30]^2)/[.F30]" office:value-type="float" office:value="8.53445705790178">
            <text:p>8,534</text:p>
          </table:table-cell>
          <table:table-cell table:number-columns-repeated="1016"/>
        </table:table-row>
        <table:table-row table:style-name="ro1">
          <table:table-cell table:style-name="ce10" table:formula="of:=[.A16]" office:value-type="float" office:value="0.132">
            <text:p>0,132</text:p>
          </table:table-cell>
          <table:table-cell table:style-name="ce21" table:formula="of:=[.B16]" office:value-type="float" office:value="0.415">
            <text:p>0,415</text:p>
          </table:table-cell>
          <table:table-cell table:style-name="ce14" table:formula="of:=([.A31]-[.$A$22] )/[.$C$22]" office:value-type="float" office:value="0.194445275664697">
            <text:p>0,194</text:p>
          </table:table-cell>
          <table:table-cell table:style-name="ce14" table:formula="of:=([.B31]-[.$A$22] )/[.$C$22]" office:value-type="float" office:value="0.747079217027521">
            <text:p>0,747</text:p>
          </table:table-cell>
          <table:table-cell table:style-name="ce21" table:formula="of:=[.D16]" office:value-type="float" office:value="12">
            <text:p>12</text:p>
          </table:table-cell>
          <table:table-cell table:formula="of:=(GAUSS(([.B31]-[.$A$22] )/[.$C$22])-GAUSS(([.A31]-[.$A$22] )/[.$C$22]))*[.$B$8]" office:value-type="float" office:value="10.5519104175344">
            <text:p>10,552</text:p>
          </table:table-cell>
          <table:table-cell table:formula="of:=(([.E31]-[.F31])^2)/[.F31]" office:value-type="float" office:value="0.198728320831928">
            <text:p>0,199</text:p>
          </table:table-cell>
          <table:table-cell table:style-name="ce25" table:formula="of:=([.E31]^2)/[.F31]" office:value-type="float" office:value="13.6468179032976">
            <text:p>13,647</text:p>
          </table:table-cell>
          <table:table-cell table:number-columns-repeated="1016"/>
        </table:table-row>
        <table:table-row table:style-name="ro1">
          <table:table-cell table:style-name="ce10" table:formula="of:=[.A17]" office:value-type="float" office:value="0.415">
            <text:p>0,415</text:p>
          </table:table-cell>
          <table:table-cell table:style-name="ce21" table:formula="of:=[.B17]" office:value-type="float" office:value="0.698">
            <text:p>0,698</text:p>
          </table:table-cell>
          <table:table-cell table:style-name="ce14" table:formula="of:=([.A32]-[.$A$22] )/[.$C$22]" office:value-type="float" office:value="0.747079217027521">
            <text:p>0,747</text:p>
          </table:table-cell>
          <table:table-cell table:style-name="ce14" table:formula="of:=([.B32]-[.$A$22] )/[.$C$22]" office:value-type="float" office:value="1.29971315839034">
            <text:p>1,300</text:p>
          </table:table-cell>
          <table:table-cell table:style-name="ce21" table:formula="of:=[.D17]" office:value-type="float" office:value="7">
            <text:p>7</text:p>
          </table:table-cell>
          <table:table-cell table:formula="of:=(GAUSS(([.B32]-[.$A$22] )/[.$C$22])-GAUSS(([.A32]-[.$A$22] )/[.$C$22]))*[.$B$8]" office:value-type="float" office:value="7.05554403610684">
            <text:p>7,056</text:p>
          </table:table-cell>
          <table:table-cell table:formula="of:=(([.E32]-[.F32])^2)/[.F32]" office:value-type="float" office:value="0.000437264643413725">
            <text:p>0,000</text:p>
          </table:table-cell>
          <table:table-cell table:style-name="ce25" table:formula="of:=([.E32]^2)/[.F32]" office:value-type="float" office:value="6.94489322853657">
            <text:p>6,945</text:p>
          </table:table-cell>
          <table:table-cell table:number-columns-repeated="1016"/>
        </table:table-row>
        <table:table-row table:style-name="ro1">
          <table:table-cell table:style-name="ce4" table:formula="of:=[.A18]" office:value-type="float" office:value="0.698">
            <text:p>0,698</text:p>
          </table:table-cell>
          <table:table-cell table:style-name="ce13" table:formula="of:=[.B18]" office:value-type="float" office:value="0.981">
            <text:p>0,981</text:p>
          </table:table-cell>
          <table:table-cell table:style-name="ce15" table:formula="of:=([.A33]-[.$A$22] )/[.$C$22]" office:value-type="float" office:value="1.29971315839034">
            <text:p>1,300</text:p>
          </table:table-cell>
          <table:table-cell table:style-name="ce35" office:value-type="string">
            <text:p>+∞</text:p>
          </table:table-cell>
          <table:table-cell table:style-name="ce13" table:formula="of:=[.D18]" office:value-type="float" office:value="6">
            <text:p>6</text:p>
          </table:table-cell>
          <table:table-cell table:style-name="ce6" table:formula="of:=(0.5-GAUSS(([.A33]-[.$A$22] )/[.$C$22]))*[.$B$8]" office:value-type="float" office:value="5.22988106726451">
            <text:p>5,230</text:p>
          </table:table-cell>
          <table:table-cell table:formula="of:=(([.E33]-[.F33])^2)/[.F33]" office:value-type="float" office:value="0.113402802650703">
            <text:p>0,113</text:p>
          </table:table-cell>
          <table:table-cell table:style-name="ce25" table:formula="of:=([.E33]^2)/[.F33]" office:value-type="float" office:value="6.88352173538619">
            <text:p>6,884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36" office:value-type="string">
            <text:p>Σ</text:p>
          </table:table-cell>
          <table:table-cell table:style-name="ce37" table:formula="of:=SUM([.E28:.E33])" office:value-type="float" office:value="54">
            <text:p>54</text:p>
          </table:table-cell>
          <table:table-cell table:style-name="ce39" table:formula="of:=SUM([.F28:.F33])" office:value-type="float" office:value="54">
            <text:p>54</text:p>
          </table:table-cell>
          <table:table-cell table:style-name="ce44" table:formula="of:=SUM([.G28:.G33])" office:value-type="float" office:value="0.614198563425735">
            <text:p>0,6142</text:p>
          </table:table-cell>
          <table:table-cell table:style-name="ce50" table:formula="of:=SUM([.H28:.H33])" office:value-type="float" office:value="54.6141985634257">
            <text:p>54,6142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table:style-name="ce38"/>
          <table:table-cell table:style-name="ce40" office:value-type="string">
            <text:p>χ<text:span text:style-name="T5">2</text:span><text:span text:style-name="T1">набл</text:span></text:p>
          </table:table-cell>
          <table:table-cell table:style-name="ce45" table:formula="of:=[.G34]" office:value-type="float" office:value="0.614198563425735" table:number-columns-spanned="2" table:number-rows-spanned="1">
            <text:p>0,6142</text:p>
          </table:table-cell>
          <table:covered-table-cell table:style-name="ce47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ce41" office:value-type="string">
            <text:p>χ<text:span text:style-name="T5">2</text:span><text:span text:style-name="T1">кр</text:span></text:p>
          </table:table-cell>
          <table:table-cell table:style-name="ce46" table:formula="of:=LEGACY.CHIINV(0.05;COUNT([.A28:.A33])-3)" office:value-type="float" office:value="7.81472790325118" table:number-columns-spanned="2" table:number-rows-spanned="1">
            <text:p>7,8147</text:p>
          </table:table-cell>
          <table:covered-table-cell table:style-name="ce51"/>
          <table:table-cell table:number-columns-repeated="1016"/>
        </table:table-row>
      </table:table>
      <table:table table:name="1.1" table:style-name="ta1" table:print="false"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14"/>
        <table:table-column table:style-name="co1" table:number-columns-repeated="1017" table:default-cell-style-name="Default"/>
        <table:table-row table:style-name="ro1">
          <table:table-cell table:style-name="ce53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2">
            <text:p>2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number-columns-repeated="2"/>
          <table:table-cell table:style-name="ce61" office:value-type="string">
            <text:p>M(X)</text:p>
          </table:table-cell>
          <table:table-cell table:style-name="ce61" office:value-type="string">
            <text:p>Mo(X)</text:p>
          </table:table-cell>
          <table:table-cell table:style-name="ce61" office:value-type="string">
            <text:p>Me(X)</text:p>
          </table:table-cell>
          <table:table-cell table:style-name="ce61" office:value-type="string">
            <text:p>D(X)</text:p>
          </table:table-cell>
          <table:table-cell table:style-name="ce62" office:value-type="string">
            <text:p>σ(X)</text:p>
          </table:table-cell>
          <table:table-cell table:style-name="ce62" office:value-type="string">
            <text:p>ν, %</text:p>
          </table:table-cell>
          <table:table-cell table:style-name="ce61" office:value-type="string">
            <text:p>As</text:p>
          </table:table-cell>
          <table:table-cell table:style-name="ce61" office:value-type="string">
            <text:p>Ex</text:p>
          </table:table-cell>
          <table:table-cell table:number-columns-repeated="999"/>
        </table:table-row>
        <table:table-row table:style-name="ro1">
          <table:table-cell table:style-name="ce54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number-columns-repeated="2"/>
          <table:table-cell table:formula="of:=AVERAGE([.A1:.O5])" office:value-type="float" office:value="2.14666666666667">
            <text:p>2,1466666667</text:p>
          </table:table-cell>
          <table:table-cell table:formula="of:=MODE([.A1:.O5])" office:value-type="float" office:value="1">
            <text:p>1</text:p>
          </table:table-cell>
          <table:table-cell table:formula="of:=MEDIAN([.A1:.O5])" office:value-type="float" office:value="2">
            <text:p>2</text:p>
          </table:table-cell>
          <table:table-cell table:formula="of:=VARPA([.A1:.O5])" office:value-type="float" office:value="2.57848888888889">
            <text:p>2,5784888889</text:p>
          </table:table-cell>
          <table:table-cell table:formula="of:=STDEVP([.A1:.O5])" office:value-type="float" office:value="1.60576738318129">
            <text:p>1,6057673832</text:p>
          </table:table-cell>
          <table:table-cell table:formula="of:=100*[.V2]/[.R2]" office:value-type="float" office:value="74.8028284090663">
            <text:p>74,8028284091</text:p>
          </table:table-cell>
          <table:table-cell table:formula="of:=SKEW([.A1:.O5])" office:value-type="float" office:value="0.426152311735055">
            <text:p>0,4261523117</text:p>
          </table:table-cell>
          <table:table-cell table:formula="of:=KURT([.A1:.O5])" office:value-type="float" office:value="-0.760999616659787">
            <text:p>-0,7609996167</text:p>
          </table:table-cell>
          <table:table-cell table:number-columns-repeated="999"/>
        </table:table-row>
        <table:table-row table:style-name="ro1">
          <table:table-cell table:style-name="ce5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59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5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59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55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2"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60" office:value-type="float" office:value="3">
            <text:p>3</text:p>
          </table:table-cell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n = </text:p>
          </table:table-cell>
          <table:table-cell table:style-name="ce11" table:formula="of:=COUNT([.A1:.O5])" office:value-type="float" office:value="75">
            <text:p>75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>
            <text:p>x<text:span text:style-name="T1">min</text:span></text:p>
          </table:table-cell>
          <table:table-cell table:style-name="ce12" office:value-type="string">
            <text:p>x<text:span text:style-name="T1">max</text:span></text:p>
          </table:table-cell>
          <table:table-cell table:style-name="ce22" office:value-type="string">
            <text:p>Δх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table:formula="of:=MIN([.A1:.O5])" office:value-type="float" office:value="0">
            <text:p>0</text:p>
          </table:table-cell>
          <table:table-cell table:style-name="ce13" table:formula="of:=MAX([.A1:.O5])" office:value-type="float" office:value="6">
            <text:p>6</text:p>
          </table:table-cell>
          <table:table-cell table:style-name="ce26" table:formula="of:=([.B10]-[.A10])/ROUND(1+3.222*LOG(COUNT([.A1:.O5])))" office:value-type="float" office:value="0.857142857142857">
            <text:p>0,857</text:p>
          </table:table-cell>
          <table:table-cell table:style-name="ce29" table:formula="of:=ROUND(1+3.222*LOG(COUNT([.A1:.O5])))" office:value-type="float" office:value="7">
            <text:p>7</text:p>
          </table:table-cell>
          <table:table-cell/>
          <table:table-cell table:style-name="Default">
            <draw:frame table:end-cell-address="'1.1'.H11" table:end-x="0.04cm" table:end-y="1.042cm" draw:z-index="0" draw:style-name="gr2" draw:text-style-name="P1" svg:width="1.967cm" svg:height="1.045cm" svg:x="1.858cm" svg:y="0.448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>
            <draw:frame table:end-cell-address="'1.1'.J11" table:end-x="0.057cm" table:end-y="1.068cm" draw:z-index="5" draw:style-name="gr2" draw:text-style-name="P1" svg:width="1.975cm" svg:height="1.089cm" svg:x="1.867cm" svg:y="0.43cm">
              <draw:object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16"/>
        </table:table-row>
        <table:table-row table:style-name="ro3">
          <table:table-cell table:style-name="ce3" office:value-type="string">
            <text:p>x<text:span text:style-name="T1">min</text:span></text:p>
          </table:table-cell>
          <table:table-cell table:style-name="ce12" office:value-type="string">
            <text:p>x<text:span text:style-name="T1">max</text:span></text:p>
          </table:table-cell>
          <table:table-cell table:style-name="ce24" office:value-type="string">
            <text:p>x<text:span text:style-name="T2">i</text:span></text:p>
          </table:table-cell>
          <table:table-cell table:style-name="ce30" office:value-type="string">
            <text:p>m<text:span text:style-name="T1">i</text:span></text:p>
          </table:table-cell>
          <table:table-cell table:style-name="ce24" office:value-type="string">
            <text:p>w<text:span text:style-name="T1">i</text:span><text:span text:style-name="T5">нак</text:span></text:p>
          </table:table-cell>
          <table:table-cell table:style-name="ce7">
            <draw:frame table:end-cell-address="'1.1'.F11" table:end-x="1.613cm" table:end-y="0.798cm" draw:z-index="1" draw:style-name="gr2" draw:text-style-name="P1" svg:width="1.411cm" svg:height="0.521cm" svg:x="0.202cm" svg:y="0.277cm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style-name="ce16">
            <draw:frame table:end-cell-address="'1.1'.I11" table:end-x="0.042cm" table:end-y="1.067cm" draw:z-index="2" draw:style-name="gr2" draw:text-style-name="P1" svg:width="1.967cm" svg:height="1.045cm" svg:x="1.86cm" svg:y="0.022cm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style-name="ce16"/>
          <table:table-cell table:style-name="ce47"/>
          <table:table-cell table:number-columns-repeated="1015"/>
        </table:table-row>
        <table:table-row table:style-name="ro1">
          <table:table-cell table:style-name="ce5" table:formula="of:=[.A10]" office:value-type="float" office:value="0">
            <text:p>0,000</text:p>
          </table:table-cell>
          <table:table-cell table:style-name="ce14" table:formula="of:=[.A12]+[.C$10]" office:value-type="float" office:value="0.857142857142857">
            <text:p>0,857</text:p>
          </table:table-cell>
          <table:table-cell table:style-name="ce25" table:formula="of:=AVERAGE([.A12:.B12])" office:value-type="float" office:value="0.428571428571429">
            <text:p>0,429</text:p>
          </table:table-cell>
          <table:table-cell table:style-name="ce31" table:formula="of:=COUNTIF([.A$1:.O$5];&quot;&lt;=&quot;&amp;[.B12])-COUNTIF([.A$1:.O$5];&quot;&lt;&quot;&amp;[.A12])" office:value-type="float" office:value="13">
            <text:p>13</text:p>
          </table:table-cell>
          <table:table-cell table:style-name="ce25" table:formula="of:=[.D12]/[.B8]" office:value-type="float" office:value="0.173333333333333">
            <text:p>0,173</text:p>
          </table:table-cell>
          <table:table-cell table:formula="of:=[.C12]-[.$A$22]" office:value-type="float" office:value="-1.84">
            <text:p>-1,840</text:p>
          </table:table-cell>
          <table:table-cell table:formula="of:=[.D12]/[.$B$8]*[.F12]^2" office:value-type="float" office:value="0.586837333333333">
            <text:p>0,587</text:p>
          </table:table-cell>
          <table:table-cell table:style-name="ce14" table:formula="of:=[.D12]/[.$B$8]*[.F12]^3" office:value-type="float" office:value="-1.07978069333333">
            <text:p>-1,080</text:p>
          </table:table-cell>
          <table:table-cell table:style-name="ce25" table:formula="of:=[.D12]/[.$B$8]*[.F12]^4" office:value-type="float" office:value="1.98679647573333">
            <text:p>1,987</text:p>
          </table:table-cell>
          <table:table-cell table:number-columns-repeated="1015"/>
        </table:table-row>
        <table:table-row table:style-name="ro1">
          <table:table-cell table:style-name="ce5" table:formula="of:=[.B12]" office:value-type="float" office:value="0.857142857142857">
            <text:p>0,857</text:p>
          </table:table-cell>
          <table:table-cell table:style-name="ce14" table:formula="of:=[.A13]+[.C$10]" office:value-type="float" office:value="1.71428571428571">
            <text:p>1,714</text:p>
          </table:table-cell>
          <table:table-cell table:style-name="ce25" table:formula="of:=AVERAGE([.A13:.B13])" office:value-type="float" office:value="1.28571428571429">
            <text:p>1,286</text:p>
          </table:table-cell>
          <table:table-cell table:style-name="ce31" table:formula="of:=COUNTIF([.A$1:.O$5];&quot;&lt;=&quot;&amp;[.B13])-COUNTIF([.A$1:.O$5];&quot;&lt;&quot;&amp;[.A13])" office:value-type="float" office:value="17">
            <text:p>17</text:p>
          </table:table-cell>
          <table:table-cell table:style-name="ce25" table:formula="of:=[.E12]+[.D13]/[.B$8]" office:value-type="float" office:value="0.4">
            <text:p>0,400</text:p>
          </table:table-cell>
          <table:table-cell table:formula="of:=[.C13]-[.$A$22]" office:value-type="float" office:value="-0.982857142857143">
            <text:p>-0,983</text:p>
          </table:table-cell>
          <table:table-cell table:formula="of:=[.D13]/[.$B$8]*[.F13]^2" office:value-type="float" office:value="0.218961850340136">
            <text:p>0,219</text:p>
          </table:table-cell>
          <table:table-cell table:style-name="ce14" table:formula="of:=[.D13]/[.$B$8]*[.F13]^3" office:value-type="float" office:value="-0.21520821862002">
            <text:p>-0,215</text:p>
          </table:table-cell>
          <table:table-cell table:style-name="ce25" table:formula="of:=[.D13]/[.$B$8]*[.F13]^4" office:value-type="float" office:value="0.211518934872248">
            <text:p>0,212</text:p>
          </table:table-cell>
          <table:table-cell table:number-columns-repeated="1015"/>
        </table:table-row>
        <table:table-row table:style-name="ro1">
          <table:table-cell table:style-name="ce5" table:formula="of:=[.B13]" office:value-type="float" office:value="1.71428571428571">
            <text:p>1,714</text:p>
          </table:table-cell>
          <table:table-cell table:style-name="ce14" table:formula="of:=[.A14]+[.C$10]" office:value-type="float" office:value="2.57142857142857">
            <text:p>2,571</text:p>
          </table:table-cell>
          <table:table-cell table:style-name="ce25" table:formula="of:=AVERAGE([.A14:.B14])" office:value-type="float" office:value="2.14285714285714">
            <text:p>2,143</text:p>
          </table:table-cell>
          <table:table-cell table:style-name="ce31" table:formula="of:=COUNTIF([.A$1:.O$5];&quot;&lt;=&quot;&amp;[.B14])-COUNTIF([.A$1:.O$5];&quot;&lt;&quot;&amp;[.A14])" office:value-type="float" office:value="17">
            <text:p>17</text:p>
          </table:table-cell>
          <table:table-cell table:style-name="ce25" table:formula="of:=[.E13]+[.D14]/[.B$8]" office:value-type="float" office:value="0.626666666666667">
            <text:p>0,627</text:p>
          </table:table-cell>
          <table:table-cell table:formula="of:=[.C14]-[.$A$22]" office:value-type="float" office:value="-0.125714285714286">
            <text:p>-0,126</text:p>
          </table:table-cell>
          <table:table-cell table:formula="of:=[.D14]/[.$B$8]*[.F14]^2" office:value-type="float" office:value="0.00358225850340137">
            <text:p>0,004</text:p>
          </table:table-cell>
          <table:table-cell table:style-name="ce14" table:formula="of:=[.D14]/[.$B$8]*[.F14]^3" office:value-type="float" office:value="-0.00045034106899903">
            <text:p>0,000</text:p>
          </table:table-cell>
          <table:table-cell table:style-name="ce25" table:formula="of:=[.D14]/[.$B$8]*[.F14]^4" office:value-type="float" office:value="0.000056614305817021">
            <text:p>0,000</text:p>
          </table:table-cell>
          <table:table-cell table:number-columns-repeated="1015"/>
        </table:table-row>
        <table:table-row table:style-name="ro1">
          <table:table-cell table:style-name="ce5" table:formula="of:=[.B14]" office:value-type="float" office:value="2.57142857142857">
            <text:p>2,571</text:p>
          </table:table-cell>
          <table:table-cell table:style-name="ce14" table:formula="of:=[.A15]+[.C$10]" office:value-type="float" office:value="3.42857142857143">
            <text:p>3,429</text:p>
          </table:table-cell>
          <table:table-cell table:style-name="ce25" table:formula="of:=AVERAGE([.A15:.B15])" office:value-type="float" office:value="3">
            <text:p>3,000</text:p>
          </table:table-cell>
          <table:table-cell table:style-name="ce31" table:formula="of:=COUNTIF([.A$1:.O$5];&quot;&lt;=&quot;&amp;[.B15])-COUNTIF([.A$1:.O$5];&quot;&lt;&quot;&amp;[.A15])" office:value-type="float" office:value="11">
            <text:p>11</text:p>
          </table:table-cell>
          <table:table-cell table:style-name="ce25" table:formula="of:=[.E14]+[.D15]/[.B$8]" office:value-type="float" office:value="0.773333333333333">
            <text:p>0,773</text:p>
          </table:table-cell>
          <table:table-cell table:formula="of:=[.C15]-[.$A$22]" office:value-type="float" office:value="0.731428571428571">
            <text:p>0,731</text:p>
          </table:table-cell>
          <table:table-cell table:formula="of:=[.D15]/[.$B$8]*[.F15]^2" office:value-type="float" office:value="0.0784648707482993">
            <text:p>0,078</text:p>
          </table:table-cell>
          <table:table-cell table:style-name="ce14" table:formula="of:=[.D15]/[.$B$8]*[.F15]^3" office:value-type="float" office:value="0.057391448318756">
            <text:p>0,057</text:p>
          </table:table-cell>
          <table:table-cell table:style-name="ce25" table:formula="of:=[.D15]/[.$B$8]*[.F15]^4" office:value-type="float" office:value="0.0419777450560044">
            <text:p>0,042</text:p>
          </table:table-cell>
          <table:table-cell table:number-columns-repeated="1015"/>
        </table:table-row>
        <table:table-row table:style-name="ro1">
          <table:table-cell table:style-name="ce5" table:formula="of:=[.B15]" office:value-type="float" office:value="3.42857142857143">
            <text:p>3,429</text:p>
          </table:table-cell>
          <table:table-cell table:style-name="ce14" table:formula="of:=[.A16]+[.C$10]" office:value-type="float" office:value="4.28571428571429">
            <text:p>4,286</text:p>
          </table:table-cell>
          <table:table-cell table:style-name="ce25" table:formula="of:=AVERAGE([.A16:.B16])" office:value-type="float" office:value="3.85714285714286">
            <text:p>3,857</text:p>
          </table:table-cell>
          <table:table-cell table:style-name="ce31" table:formula="of:=COUNTIF([.A$1:.O$5];&quot;&lt;=&quot;&amp;[.B16])-COUNTIF([.A$1:.O$5];&quot;&lt;&quot;&amp;[.A16])" office:value-type="float" office:value="9">
            <text:p>9</text:p>
          </table:table-cell>
          <table:table-cell table:style-name="ce25" table:formula="of:=[.E15]+[.D16]/[.B$8]" office:value-type="float" office:value="0.893333333333333">
            <text:p>0,893</text:p>
          </table:table-cell>
          <table:table-cell table:formula="of:=[.C16]-[.$A$22]" office:value-type="float" office:value="1.58857142857143">
            <text:p>1,589</text:p>
          </table:table-cell>
          <table:table-cell table:formula="of:=[.D16]/[.$B$8]*[.F16]^2" office:value-type="float" office:value="0.302827102040816">
            <text:p>0,303</text:p>
          </table:table-cell>
          <table:table-cell table:style-name="ce14" table:formula="of:=[.D16]/[.$B$8]*[.F16]^3" office:value-type="float" office:value="0.481062482099125">
            <text:p>0,481</text:p>
          </table:table-cell>
          <table:table-cell table:style-name="ce25" table:formula="of:=[.D16]/[.$B$8]*[.F16]^4" office:value-type="float" office:value="0.764202114420324">
            <text:p>0,764</text:p>
          </table:table-cell>
          <table:table-cell table:number-columns-repeated="1015"/>
        </table:table-row>
        <table:table-row table:style-name="ro1">
          <table:table-cell table:style-name="ce5" table:formula="of:=[.B16]" office:value-type="float" office:value="4.28571428571429">
            <text:p>4,286</text:p>
          </table:table-cell>
          <table:table-cell table:style-name="ce14" table:formula="of:=[.A17]+[.C$10]" office:value-type="float" office:value="5.14285714285714">
            <text:p>5,143</text:p>
          </table:table-cell>
          <table:table-cell table:style-name="ce25" table:formula="of:=AVERAGE([.A17:.B17])" office:value-type="float" office:value="4.71428571428571">
            <text:p>4,714</text:p>
          </table:table-cell>
          <table:table-cell table:style-name="ce31" table:formula="of:=COUNTIF([.A$1:.O$5];&quot;&lt;=&quot;&amp;[.B17])-COUNTIF([.A$1:.O$5];&quot;&lt;&quot;&amp;[.A17])" office:value-type="float" office:value="7">
            <text:p>7</text:p>
          </table:table-cell>
          <table:table-cell table:style-name="ce25" table:formula="of:=[.E16]+[.D17]/[.B$8]" office:value-type="float" office:value="0.986666666666667">
            <text:p>0,987</text:p>
          </table:table-cell>
          <table:table-cell table:formula="of:=[.C17]-[.$A$22]" office:value-type="float" office:value="2.44571428571428">
            <text:p>2,446</text:p>
          </table:table-cell>
          <table:table-cell table:formula="of:=[.D17]/[.$B$8]*[.F17]^2" office:value-type="float" office:value="0.558275047619047">
            <text:p>0,558</text:p>
          </table:table-cell>
          <table:table-cell table:style-name="ce14" table:formula="of:=[.D17]/[.$B$8]*[.F17]^3" office:value-type="float" office:value="1.36538125931973">
            <text:p>1,365</text:p>
          </table:table-cell>
          <table:table-cell table:style-name="ce25" table:formula="of:=[.D17]/[.$B$8]*[.F17]^4" office:value-type="float" office:value="3.33933245136482">
            <text:p>3,339</text:p>
          </table:table-cell>
          <table:table-cell table:number-columns-repeated="1015"/>
        </table:table-row>
        <table:table-row table:style-name="ro1">
          <table:table-cell table:style-name="ce6" table:formula="of:=[.B17]" office:value-type="float" office:value="5.14285714285714">
            <text:p>5,143</text:p>
          </table:table-cell>
          <table:table-cell table:style-name="ce15" table:formula="of:=[.A18]+[.C$10]" office:value-type="float" office:value="6">
            <text:p>6,000</text:p>
          </table:table-cell>
          <table:table-cell table:style-name="ce26" table:formula="of:=AVERAGE([.A18:.B18])" office:value-type="float" office:value="5.57142857142857">
            <text:p>5,571</text:p>
          </table:table-cell>
          <table:table-cell table:style-name="ce31" table:formula="of:=COUNTIF([.A$1:.O$5];&quot;&lt;=&quot;&amp;[.B18])-COUNTIF([.A$1:.O$5];&quot;&lt;&quot;&amp;[.A18])" office:value-type="float" office:value="1">
            <text:p>1</text:p>
          </table:table-cell>
          <table:table-cell table:style-name="ce26" table:formula="of:=[.E17]+[.D18]/[.B$8]" office:value-type="float" office:value="1">
            <text:p>1,000</text:p>
          </table:table-cell>
          <table:table-cell table:formula="of:=[.C18]-[.$A$22]" office:value-type="float" office:value="3.30285714285714">
            <text:p>3,303</text:p>
          </table:table-cell>
          <table:table-cell table:style-name="ce15" table:formula="of:=[.D18]/[.$B$8]*[.F18]^2" office:value-type="float" office:value="0.145451537414966">
            <text:p>0,145</text:p>
          </table:table-cell>
          <table:table-cell table:style-name="ce15" table:formula="of:=[.D18]/[.$B$8]*[.F18]^3" office:value-type="float" office:value="0.480405649290573">
            <text:p>0,480</text:p>
          </table:table-cell>
          <table:table-cell table:style-name="ce26" table:formula="of:=[.D18]/[.$B$8]*[.F18]^4" office:value-type="float" office:value="1.58671123022829">
            <text:p>1,587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 table:style-name="ce36" office:value-type="string">
            <text:p>Σ</text:p>
          </table:table-cell>
          <table:table-cell table:style-name="ce42" table:formula="of:=SUM([.G12:.G18])" office:value-type="float" office:value="1.8944">
            <text:p>1,894</text:p>
          </table:table-cell>
          <table:table-cell table:style-name="ce42" table:formula="of:=SUM([.H12:.H18])" office:value-type="float" office:value="1.08880158600583">
            <text:p>1,089</text:p>
          </table:table-cell>
          <table:table-cell table:style-name="ce52" table:formula="of:=SUM([.I12:.I18])" office:value-type="float" office:value="7.93059556598084">
            <text:p>7,931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M(X)</text:p>
          </table:table-cell>
          <table:table-cell table:style-name="ce16" office:value-type="string">
            <text:p>D(X)</text:p>
          </table:table-cell>
          <table:table-cell table:style-name="ce27" office:value-type="string">
            <text:p>σ(X)</text:p>
          </table:table-cell>
          <table:table-cell table:style-name="ce27" office:value-type="string">
            <text:p>ν, %</text:p>
          </table:table-cell>
          <table:table-cell table:style-name="ce16" office:value-type="string">
            <text:p>As</text:p>
          </table:table-cell>
          <table:table-cell table:style-name="ce16" office:value-type="string">
            <text:p>Ex</text:p>
          </table:table-cell>
          <table:table-cell table:style-name="ce16" office:value-type="string">
            <text:p>Mo(X)</text:p>
          </table:table-cell>
          <table:table-cell table:style-name="ce47" office:value-type="string">
            <text:p>Me(X)</text:p>
          </table:table-cell>
          <table:table-cell table:number-columns-repeated="1016"/>
        </table:table-row>
        <table:table-row table:style-name="ro1">
          <table:table-cell table:style-name="ce5" table:formula="of:=([.C12]*[.D12]+[.C13]*[.D13]+[.C14]*[.D14]+[.C15]*[.D15]+[.C16]*[.D16]+[.C17]*[.D17]+[.C18]*[.D18])/[.B8]" office:value-type="float" office:value="2.26857142857143">
            <text:p>2,269</text:p>
          </table:table-cell>
          <table:table-cell table:style-name="ce17" table:formula="of:=[.G19]" office:value-type="float" office:value="1.8944">
            <text:p>1,89</text:p>
          </table:table-cell>
          <table:table-cell table:style-name="ce17" table:formula="of:=SQRT([.B22])" office:value-type="float" office:value="1.37637204272682">
            <text:p>1,38</text:p>
          </table:table-cell>
          <table:table-cell table:style-name="ce33" table:formula="of:=100*[.C22]/[.A22]" office:value-type="float" office:value="60.6713117071016">
            <text:p>61</text:p>
          </table:table-cell>
          <table:table-cell table:style-name="ce17" table:formula="of:=[.H19]/[.C22]^3" office:value-type="float" office:value="0.417581468518077">
            <text:p>0,42</text:p>
          </table:table-cell>
          <table:table-cell table:style-name="ce17" table:formula="of:=[.I19]/[.C22]^4-3" office:value-type="float" office:value="-0.790151846579631">
            <text:p>-0,79</text:p>
          </table:table-cell>
          <table:table-cell table:style-name="ce17" table:formula="of:=[.A16]+[.C$10]*([.D16]-[.D15])/(2*[.D16]-[.D15]-[.D17])" office:value-type="float" office:value="0">
            <text:p>#ДЕЛ/0!</text:p>
          </table:table-cell>
          <table:table-cell table:style-name="ce25" table:formula="of:=[.A15]+[.C$10]*[.B$8]*(0.5-[.E14])/[.D15]" office:value-type="float" office:value="1.83116883116883">
            <text:p>1,831</text:p>
          </table:table-cell>
          <table:table-cell table:number-columns-repeated="1016"/>
        </table:table-row>
        <table:table-row table:style-name="ro1">
          <table:table-cell table:style-name="ce8" office:value-type="string" table:number-columns-spanned="8" table:number-rows-spanned="1">
            <text:p>Проверка встроенными функциями</text:p>
          </table:table-cell>
          <table:covered-table-cell table:number-columns-repeated="6" table:style-name="ce18"/>
          <table:covered-table-cell table:style-name="ce48"/>
          <table:table-cell table:number-columns-repeated="1016"/>
        </table:table-row>
        <table:table-row table:style-name="ro1">
          <table:table-cell table:style-name="ce6" table:formula="of:=AVERAGE([.A1:.I6])" office:value-type="float" office:value="2.22222222222222">
            <text:p>2,222</text:p>
          </table:table-cell>
          <table:table-cell table:style-name="ce19" table:formula="of:=VARPA([.A1:.I6])" office:value-type="float" office:value="2.39506172839506">
            <text:p>2,40</text:p>
          </table:table-cell>
          <table:table-cell table:style-name="ce19" table:formula="of:=STDEVP([.A1:.I6])" office:value-type="float" office:value="1.5475986974649">
            <text:p>1,55</text:p>
          </table:table-cell>
          <table:table-cell table:style-name="ce34" table:formula="of:=100*[.C24]/[.A24]" office:value-type="float" office:value="69.6419413859206">
            <text:p>70</text:p>
          </table:table-cell>
          <table:table-cell table:style-name="ce19" table:formula="of:=SKEW([.A1:.I6])" office:value-type="float" office:value="0.0971204741205784">
            <text:p>0,10</text:p>
          </table:table-cell>
          <table:table-cell table:style-name="ce19" table:formula="of:=KURT([.A1:.I6])" office:value-type="float" office:value="-1.11444820803154">
            <text:p>-1,11</text:p>
          </table:table-cell>
          <table:table-cell table:style-name="ce19" table:formula="of:=MODE([.A1:.I6])" office:value-type="float" office:value="2">
            <text:p>2,00</text:p>
          </table:table-cell>
          <table:table-cell table:style-name="ce26" table:formula="of:=MEDIAN([.A1:.I6])" office:value-type="float" office:value="2">
            <text:p>2,0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style-name="Default">
            <draw:frame table:end-cell-address="'1.1'.G28" table:end-x="1.841cm" table:end-y="0.038cm" draw:z-index="3" draw:style-name="gr2" draw:text-style-name="P1" svg:width="1.841cm" svg:height="1.159cm" svg:x="0cm" svg:y="0.428cm">
              <draw:object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>
            <draw:frame table:end-cell-address="'1.1'.H28" table:end-x="1.221cm" table:end-y="0.011cm" draw:z-index="4" draw:style-name="gr2" draw:text-style-name="P1" svg:width="0.773cm" svg:height="1.159cm" svg:x="0.448cm" svg:y="0.401cm">
              <draw:object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6"/>
        </table:table-row>
        <table:table-row table:style-name="ro3">
          <table:table-cell table:style-name="ce9" office:value-type="string">
            <text:p>x<text:span text:style-name="T1">min</text:span></text:p>
          </table:table-cell>
          <table:table-cell table:style-name="ce20" office:value-type="string">
            <text:p>x<text:span text:style-name="T1">max</text:span></text:p>
          </table:table-cell>
          <table:table-cell table:style-name="ce20" office:value-type="string">
            <text:p>z<text:span text:style-name="T1">min</text:span></text:p>
          </table:table-cell>
          <table:table-cell table:style-name="ce20" office:value-type="string">
            <text:p>z<text:span text:style-name="T1">max</text:span></text:p>
          </table:table-cell>
          <table:table-cell table:style-name="ce20" office:value-type="string">
            <text:p>n<text:span text:style-name="T1">i</text:span></text:p>
          </table:table-cell>
          <table:table-cell table:style-name="ce9" office:value-type="string">
            <text:p>n<text:span text:style-name="T6">i</text:span>'</text:p>
          </table:table-cell>
          <table:table-cell table:style-name="ce43"/>
          <table:table-cell table:style-name="ce49"/>
          <table:table-cell table:number-columns-repeated="1016"/>
        </table:table-row>
        <table:table-row table:style-name="ro5">
          <table:table-cell table:style-name="ce10" table:formula="of:=[.A12]" office:value-type="float" office:value="0">
            <text:p>0</text:p>
          </table:table-cell>
          <table:table-cell table:style-name="ce21" table:formula="of:=[.B13]" office:value-type="float" office:value="1.71428571428571">
            <text:p>1,7142857143</text:p>
          </table:table-cell>
          <table:table-cell table:style-name="ce28" office:value-type="string">
            <text:p><text:span text:style-name="T3">-</text:span><text:span text:style-name="T4">∞</text:span></text:p>
          </table:table-cell>
          <table:table-cell table:style-name="ce14" table:formula="of:=([.B28]-[.$A$22] )/[.$C$22]" office:value-type="float" office:value="-0.40271503421966">
            <text:p>-0,403</text:p>
          </table:table-cell>
          <table:table-cell table:style-name="ce21" table:formula="of:=[.D12]+[.D13]" office:value-type="float" office:value="30">
            <text:p>30</text:p>
          </table:table-cell>
          <table:table-cell table:formula="of:=(GAUSS([.D28])+0.5)*[.$B$8]" office:value-type="float" office:value="25.7684202241263">
            <text:p>25,768</text:p>
          </table:table-cell>
          <table:table-cell table:formula="of:=(([.E28]-[.F28])^2)/[.F28]" office:value-type="float" office:value="0.694891935316179">
            <text:p>0,695</text:p>
          </table:table-cell>
          <table:table-cell table:style-name="ce25" table:formula="of:=([.E28]^2)/[.F28]" office:value-type="float" office:value="34.9264717111899">
            <text:p>34,926</text:p>
          </table:table-cell>
          <table:table-cell table:number-columns-repeated="1016"/>
        </table:table-row>
        <table:table-row table:style-name="ro1">
          <table:table-cell table:style-name="ce10" table:formula="of:=[.A14]" office:value-type="float" office:value="1.71428571428571">
            <text:p>1,7142857143</text:p>
          </table:table-cell>
          <table:table-cell table:style-name="ce21" table:formula="of:=[.B14]" office:value-type="float" office:value="2.57142857142857">
            <text:p>2,5714285714</text:p>
          </table:table-cell>
          <table:table-cell table:style-name="ce14" table:formula="of:=([.A29]-[.$A$22] )/[.$C$22]" office:value-type="float" office:value="-0.40271503421966">
            <text:p>-0,403</text:p>
          </table:table-cell>
          <table:table-cell table:style-name="ce14" table:formula="of:=([.B29]-[.$A$22] )/[.$C$22]" office:value-type="float" office:value="0.220040173336515">
            <text:p>0,220</text:p>
          </table:table-cell>
          <table:table-cell table:style-name="ce21" table:formula="of:=[.D14]" office:value-type="float" office:value="17">
            <text:p>17</text:p>
          </table:table-cell>
          <table:table-cell table:formula="of:=(GAUSS([.D29])-GAUSS([.C29]))*[.$B$8]" office:value-type="float" office:value="18.262584742923">
            <text:p>18,263</text:p>
          </table:table-cell>
          <table:table-cell table:formula="of:=(([.E29]-[.F29])^2)/[.F29]" office:value-type="float" office:value="0.0872888616535944">
            <text:p>0,087</text:p>
          </table:table-cell>
          <table:table-cell table:style-name="ce25" table:formula="of:=([.E29]^2)/[.F29]" office:value-type="float" office:value="15.8247041187305">
            <text:p>15,825</text:p>
          </table:table-cell>
          <table:table-cell table:number-columns-repeated="1016"/>
        </table:table-row>
        <table:table-row table:style-name="ro1">
          <table:table-cell table:style-name="ce10" table:formula="of:=[.A15]" office:value-type="float" office:value="2.57142857142857">
            <text:p>2,5714285714</text:p>
          </table:table-cell>
          <table:table-cell table:style-name="ce21" table:formula="of:=[.B15]" office:value-type="float" office:value="3.42857142857143">
            <text:p>3,4285714286</text:p>
          </table:table-cell>
          <table:table-cell table:style-name="ce14" table:formula="of:=([.A30]-[.$A$22] )/[.$C$22]" office:value-type="float" office:value="0.220040173336515">
            <text:p>0,220</text:p>
          </table:table-cell>
          <table:table-cell table:style-name="ce14" table:formula="of:=([.B30]-[.$A$22] )/[.$C$22]" office:value-type="float" office:value="0.84279538089269">
            <text:p>0,843</text:p>
          </table:table-cell>
          <table:table-cell table:style-name="ce21" table:formula="of:=[.D15]" office:value-type="float" office:value="11">
            <text:p>11</text:p>
          </table:table-cell>
          <table:table-cell table:formula="of:=(GAUSS([.D30])-GAUSS([.C30]))*[.$B$8]" office:value-type="float" office:value="15.9936365910889">
            <text:p>15,994</text:p>
          </table:table-cell>
          <table:table-cell table:formula="of:=(([.E30]-[.F30])^2)/[.F30]" office:value-type="float" office:value="1.55914549276152">
            <text:p>1,559</text:p>
          </table:table-cell>
          <table:table-cell table:style-name="ce25" table:formula="of:=([.E30]^2)/[.F30]" office:value-type="float" office:value="7.56550890167262">
            <text:p>7,566</text:p>
          </table:table-cell>
          <table:table-cell table:number-columns-repeated="1016"/>
        </table:table-row>
        <table:table-row table:style-name="ro1">
          <table:table-cell table:style-name="ce10" table:formula="of:=[.A16]" office:value-type="float" office:value="3.42857142857143">
            <text:p>3,4285714286</text:p>
          </table:table-cell>
          <table:table-cell table:style-name="ce21" table:formula="of:=[.B16]" office:value-type="float" office:value="4.28571428571429">
            <text:p>4,2857142857</text:p>
          </table:table-cell>
          <table:table-cell table:style-name="ce14" table:formula="of:=([.A31]-[.$A$22] )/[.$C$22]" office:value-type="float" office:value="0.84279538089269">
            <text:p>0,843</text:p>
          </table:table-cell>
          <table:table-cell table:style-name="ce14" table:formula="of:=([.B31]-[.$A$22] )/[.$C$22]" office:value-type="float" office:value="1.46555058844886">
            <text:p>1,466</text:p>
          </table:table-cell>
          <table:table-cell table:style-name="ce21" table:formula="of:=[.D16]" office:value-type="float" office:value="9">
            <text:p>9</text:p>
          </table:table-cell>
          <table:table-cell table:formula="of:=(GAUSS([.D31])-GAUSS([.C31]))*[.$B$8]" office:value-type="float" office:value="9.6214549080405">
            <text:p>9,621</text:p>
          </table:table-cell>
          <table:table-cell table:formula="of:=(([.E31]-[.F31])^2)/[.F31]" office:value-type="float" office:value="0.0401401042169703">
            <text:p>0,040</text:p>
          </table:table-cell>
          <table:table-cell table:style-name="ce25" table:formula="of:=([.E31]^2)/[.F31]" office:value-type="float" office:value="8.41868519617647">
            <text:p>8,419</text:p>
          </table:table-cell>
          <table:table-cell table:number-columns-repeated="1016"/>
        </table:table-row>
        <table:table-row table:style-name="ro1">
          <table:table-cell table:style-name="ce10" table:formula="of:=[.A17]" office:value-type="float" office:value="4.28571428571429">
            <text:p>4,2857142857</text:p>
          </table:table-cell>
          <table:table-cell table:style-name="ce21" table:formula="of:=[.B17]" office:value-type="float" office:value="5.14285714285714">
            <text:p>5,1428571429</text:p>
          </table:table-cell>
          <table:table-cell table:style-name="ce14" table:formula="of:=([.A32]-[.$A$22] )/[.$C$22]" office:value-type="float" office:value="1.46555058844886">
            <text:p>1,466</text:p>
          </table:table-cell>
          <table:table-cell table:style-name="ce14" table:formula="of:=([.B32]-[.$A$22] )/[.$C$22]" office:value-type="float" office:value="2.08830579600504">
            <text:p>2,088</text:p>
          </table:table-cell>
          <table:table-cell table:style-name="ce21" table:formula="of:=[.D17]" office:value-type="float" office:value="7">
            <text:p>7</text:p>
          </table:table-cell>
          <table:table-cell table:formula="of:=(GAUSS([.D32])-GAUSS([.C32]))*[.$B$8]" office:value-type="float" office:value="3.9750188226321">
            <text:p>3,975</text:p>
          </table:table-cell>
          <table:table-cell table:formula="of:=(([.E32]-[.F32])^2)/[.F32]" office:value-type="float" office:value="2.30200447638912">
            <text:p>2,302</text:p>
          </table:table-cell>
          <table:table-cell table:style-name="ce25" table:formula="of:=([.E32]^2)/[.F32]" office:value-type="float" office:value="12.326985653757">
            <text:p>12,327</text:p>
          </table:table-cell>
          <table:table-cell table:number-columns-repeated="1016"/>
        </table:table-row>
        <table:table-row table:style-name="ro1">
          <table:table-cell table:style-name="ce4" table:formula="of:=[.A18]" office:value-type="float" office:value="5.14285714285714">
            <text:p>5,1428571429</text:p>
          </table:table-cell>
          <table:table-cell table:style-name="ce13" table:formula="of:=[.B18]" office:value-type="float" office:value="6">
            <text:p>6</text:p>
          </table:table-cell>
          <table:table-cell table:style-name="ce15" table:formula="of:=([.A33]-[.$A$22] )/[.$C$22]" office:value-type="float" office:value="2.08830579600504">
            <text:p>2,088</text:p>
          </table:table-cell>
          <table:table-cell table:style-name="ce35" office:value-type="string">
            <text:p>+∞</text:p>
          </table:table-cell>
          <table:table-cell table:style-name="ce13" table:formula="of:=[.D18]" office:value-type="float" office:value="1">
            <text:p>1</text:p>
          </table:table-cell>
          <table:table-cell table:style-name="ce6" table:formula="of:=(0.5-GAUSS([.C33]))*[.$B$8]" office:value-type="float" office:value="1.3788847111892">
            <text:p>1,379</text:p>
          </table:table-cell>
          <table:table-cell table:formula="of:=(([.E33]-[.F33])^2)/[.F33]" office:value-type="float" office:value="0.104108503929323">
            <text:p>0,104</text:p>
          </table:table-cell>
          <table:table-cell table:style-name="ce25" table:formula="of:=([.E33]^2)/[.F33]" office:value-type="float" office:value="0.725223792740122">
            <text:p>0,72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6" office:value-type="string">
            <text:p>Σ</text:p>
          </table:table-cell>
          <table:table-cell table:style-name="ce37" table:formula="of:=SUM([.E28:.E33])" office:value-type="float" office:value="75">
            <text:p>75</text:p>
          </table:table-cell>
          <table:table-cell table:style-name="ce39" table:formula="of:=SUM([.F28:.F33])" office:value-type="float" office:value="75">
            <text:p>75</text:p>
          </table:table-cell>
          <table:table-cell table:style-name="ce44" table:formula="of:=SUM([.G28:.G33])" office:value-type="float" office:value="4.7875793742667">
            <text:p>4,7876</text:p>
          </table:table-cell>
          <table:table-cell table:style-name="ce50" table:formula="of:=SUM([.H28:.H33])" office:value-type="float" office:value="79.7875793742667">
            <text:p>79,787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8"/>
          <table:table-cell table:style-name="ce40" office:value-type="string">
            <text:p>χ<text:span text:style-name="T5">2</text:span><text:span text:style-name="T1">набл</text:span></text:p>
          </table:table-cell>
          <table:table-cell table:style-name="ce45" table:formula="of:=[.G34]" office:value-type="float" office:value="4.7875793742667" table:number-columns-spanned="2" table:number-rows-spanned="1">
            <text:p>4,7876</text:p>
          </table:table-cell>
          <table:covered-table-cell table:style-name="ce47"/>
          <table:table-cell table:number-columns-repeated="1016"/>
        </table:table-row>
        <table:table-row table:style-name="ro2">
          <table:table-cell table:number-columns-repeated="5"/>
          <table:table-cell table:style-name="ce41" office:value-type="string">
            <text:p>χ<text:span text:style-name="T5">2</text:span><text:span text:style-name="T1">кр</text:span></text:p>
          </table:table-cell>
          <table:table-cell table:style-name="ce46" table:formula="of:=LEGACY.CHIINV(0.05;COUNT([.A28:.A33])-3)" office:value-type="float" office:value="7.81472790325118" table:number-columns-spanned="2" table:number-rows-spanned="1">
            <text:p>7,8147</text:p>
          </table:table-cell>
          <table:covered-table-cell table:style-name="ce51"/>
          <table:table-cell table:number-columns-repeated="1016"/>
        </table:table-row>
      </table:table>
      <table:table table:name="1.2" table:style-name="ta1" table:print="false">
        <table:table-column table:style-name="co2" table:number-columns-repeated="1024" table:default-cell-style-name="Default"/>
        <table:table-row table:style-name="ro1">
          <table:table-cell office:value-type="float" office:value="3.86">
            <text:p>3,86</text:p>
          </table:table-cell>
          <table:table-cell office:value-type="float" office:value="4.06">
            <text:p>4,06</text:p>
          </table:table-cell>
          <table:table-cell office:value-type="float" office:value="3.67">
            <text:p>3,67</text:p>
          </table:table-cell>
          <table:table-cell office:value-type="float" office:value="3.97">
            <text:p>3,97</text:p>
          </table:table-cell>
          <table:table-cell office:value-type="float" office:value="3.76">
            <text:p>3,76</text:p>
          </table:table-cell>
          <table:table-cell office:value-type="float" office:value="3.61">
            <text:p>3,61</text:p>
          </table:table-cell>
          <table:table-cell office:value-type="float" office:value="3.96">
            <text:p>3,96</text:p>
          </table:table-cell>
          <table:table-cell office:value-type="float" office:value="4.04">
            <text:p>4,04</text:p>
          </table:table-cell>
          <table:table-cell office:value-type="float" office:value="3.84">
            <text:p>3,84</text:p>
          </table:table-cell>
          <table:table-cell office:value-type="float" office:value="3.94">
            <text:p>3,94</text:p>
          </table:table-cell>
          <table:table-cell table:number-columns-repeated="2"/>
          <table:table-cell table:style-name="ce61" office:value-type="string">
            <text:p>M(X)</text:p>
          </table:table-cell>
          <table:table-cell table:style-name="ce61" office:value-type="string">
            <text:p>Mo(X)</text:p>
          </table:table-cell>
          <table:table-cell table:style-name="ce61" office:value-type="string">
            <text:p>Me(X)</text:p>
          </table:table-cell>
          <table:table-cell table:style-name="ce61" office:value-type="string">
            <text:p>D(X)</text:p>
          </table:table-cell>
          <table:table-cell table:style-name="ce62" office:value-type="string">
            <text:p>σ(X)</text:p>
          </table:table-cell>
          <table:table-cell table:style-name="ce62" office:value-type="string">
            <text:p>ν, %</text:p>
          </table:table-cell>
          <table:table-cell table:style-name="ce61" office:value-type="string">
            <text:p>As</text:p>
          </table:table-cell>
          <table:table-cell table:style-name="ce61" office:value-type="string">
            <text:p>Ex</text:p>
          </table:table-cell>
          <table:table-cell table:number-columns-repeated="1004"/>
        </table:table-row>
        <table:table-row table:style-name="ro1">
          <table:table-cell office:value-type="float" office:value="3.98">
            <text:p>3,98</text:p>
          </table:table-cell>
          <table:table-cell office:value-type="float" office:value="3.57">
            <text:p>3,57</text:p>
          </table:table-cell>
          <table:table-cell office:value-type="float" office:value="3.87">
            <text:p>3,87</text:p>
          </table:table-cell>
          <table:table-cell office:value-type="float" office:value="4.07">
            <text:p>4,07</text:p>
          </table:table-cell>
          <table:table-cell office:value-type="float" office:value="3.99">
            <text:p>3,99</text:p>
          </table:table-cell>
          <table:table-cell office:value-type="float" office:value="3.69">
            <text:p>3,69</text:p>
          </table:table-cell>
          <table:table-cell office:value-type="float" office:value="3.76">
            <text:p>3,76</text:p>
          </table:table-cell>
          <table:table-cell office:value-type="float" office:value="3.71">
            <text:p>3,71</text:p>
          </table:table-cell>
          <table:table-cell office:value-type="float" office:value="3.94">
            <text:p>3,94</text:p>
          </table:table-cell>
          <table:table-cell office:value-type="float" office:value="3.82">
            <text:p>3,82</text:p>
          </table:table-cell>
          <table:table-cell table:number-columns-repeated="2"/>
          <table:table-cell table:formula="of:=AVERAGE([.A1:.J5])" office:value-type="float" office:value="3.894">
            <text:p>3,894</text:p>
          </table:table-cell>
          <table:table-cell table:formula="of:=MODE([.A1:.J5])" office:value-type="float" office:value="3.76">
            <text:p>3,76</text:p>
          </table:table-cell>
          <table:table-cell table:formula="of:=MEDIAN([.A1:.J5])" office:value-type="float" office:value="3.9">
            <text:p>3,9</text:p>
          </table:table-cell>
          <table:table-cell table:formula="of:=VARPA([.A1:.J5])" office:value-type="float" office:value="0.036144">
            <text:p>0,036144</text:p>
          </table:table-cell>
          <table:table-cell table:formula="of:=STDEVP([.A1:.J5])" office:value-type="float" office:value="0.190115754213058">
            <text:p>0,1901157542</text:p>
          </table:table-cell>
          <table:table-cell table:formula="of:=100*[.Q2]/[.M2]" office:value-type="float" office:value="4.88227411949302">
            <text:p>4,8822741195</text:p>
          </table:table-cell>
          <table:table-cell table:formula="of:=SKEW([.A1:.J5])" office:value-type="float" office:value="-0.0563042339508082">
            <text:p>-0,056304234</text:p>
          </table:table-cell>
          <table:table-cell table:formula="of:=KURT([.A1:.J5])" office:value-type="float" office:value="-0.306146860083205">
            <text:p>-0,3061468601</text:p>
          </table:table-cell>
          <table:table-cell table:number-columns-repeated="1004"/>
        </table:table-row>
        <table:table-row table:style-name="ro1">
          <table:table-cell office:value-type="float" office:value="4.16">
            <text:p>4,16</text:p>
          </table:table-cell>
          <table:table-cell office:value-type="float" office:value="3.76">
            <text:p>3,76</text:p>
          </table:table-cell>
          <table:table-cell office:value-type="float" office:value="3.89">
            <text:p>3,89</text:p>
          </table:table-cell>
          <table:table-cell office:value-type="float" office:value="3.46">
            <text:p>3,46</text:p>
          </table:table-cell>
          <table:table-cell office:value-type="float" office:value="4.08">
            <text:p>4,08</text:p>
          </table:table-cell>
          <table:table-cell office:value-type="float" office:value="3.88">
            <text:p>3,88</text:p>
          </table:table-cell>
          <table:table-cell office:value-type="float" office:value="4.01">
            <text:p>4,01</text:p>
          </table:table-cell>
          <table:table-cell office:value-type="float" office:value="3.93">
            <text:p>3,93</text:p>
          </table:table-cell>
          <table:table-cell office:value-type="float" office:value="3.71">
            <text:p>3,71</text:p>
          </table:table-cell>
          <table:table-cell office:value-type="float" office:value="3.81">
            <text:p>3,81</text:p>
          </table:table-cell>
          <table:table-cell table:number-columns-repeated="1014"/>
        </table:table-row>
        <table:table-row table:style-name="ro1">
          <table:table-cell office:value-type="float" office:value="4.02">
            <text:p>4,02</text:p>
          </table:table-cell>
          <table:table-cell office:value-type="float" office:value="4.17">
            <text:p>4,17</text:p>
          </table:table-cell>
          <table:table-cell office:value-type="float" office:value="3.72">
            <text:p>3,72</text:p>
          </table:table-cell>
          <table:table-cell office:value-type="float" office:value="4.09">
            <text:p>4,09</text:p>
          </table:table-cell>
          <table:table-cell office:value-type="float" office:value="4.02">
            <text:p>4,02</text:p>
          </table:table-cell>
          <table:table-cell office:value-type="float" office:value="3.73">
            <text:p>3,73</text:p>
          </table:table-cell>
          <table:table-cell office:value-type="float" office:value="3.52">
            <text:p>3,52</text:p>
          </table:table-cell>
          <table:table-cell office:value-type="float" office:value="3.89">
            <text:p>3,89</text:p>
          </table:table-cell>
          <table:table-cell office:value-type="float" office:value="3.92">
            <text:p>3,92</text:p>
          </table:table-cell>
          <table:table-cell office:value-type="float" office:value="4.18">
            <text:p>4,18</text:p>
          </table:table-cell>
          <table:table-cell table:number-columns-repeated="1014"/>
        </table:table-row>
        <table:table-row table:style-name="ro1">
          <table:table-cell office:value-type="float" office:value="4.26">
            <text:p>4,26</text:p>
          </table:table-cell>
          <table:table-cell office:value-type="float" office:value="4.03">
            <text:p>4,03</text:p>
          </table:table-cell>
          <table:table-cell office:value-type="float" office:value="4.14">
            <text:p>4,14</text:p>
          </table:table-cell>
          <table:table-cell office:value-type="float" office:value="3.72">
            <text:p>3,72</text:p>
          </table:table-cell>
          <table:table-cell office:value-type="float" office:value="3.78">
            <text:p>3,78</text:p>
          </table:table-cell>
          <table:table-cell office:value-type="float" office:value="4.33">
            <text:p>4,33</text:p>
          </table:table-cell>
          <table:table-cell office:value-type="float" office:value="3.82">
            <text:p>3,82</text:p>
          </table:table-cell>
          <table:table-cell office:value-type="float" office:value="4.03">
            <text:p>4,03</text:p>
          </table:table-cell>
          <table:table-cell office:value-type="float" office:value="3.62">
            <text:p>3,62</text:p>
          </table:table-cell>
          <table:table-cell office:value-type="float" office:value="3.91">
            <text:p>3,91</text:p>
          </table:table-cell>
          <table:table-cell table:number-columns-repeated="1014"/>
        </table:table-row>
        <table:table-row table:style-name="ro1">
          <table:table-cell table:number-columns-repeated="5"/>
          <table:table-cell>
            <draw:frame table:end-cell-address="'1.2'.O21" table:end-x="0.36cm" table:end-y="0.133cm" draw:z-index="0" draw:style-name="gr1" draw:text-style-name="P1" svg:width="9.162cm" svg:height="6.483cm" svg:x="0.166cm" svg:y="0.424cm">
              <draw:object draw:notify-on-update-of-ranges="'1.2'.C10:'1.2'.C15 '1.2'.D10:'1.2'.D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53" table:formula="of:=MIN([.A1:.J5])" office:value-type="float" office:value="3.46">
            <text:p>3,46</text:p>
          </table:table-cell>
          <table:table-cell table:style-name="ce56" table:formula="of:=MAX([.A1:.J5])" office:value-type="float" office:value="4.33">
            <text:p>4,33</text:p>
          </table:table-cell>
          <table:table-cell table:style-name="ce56" table:formula="of:=([.B7]-[.A7])/ROUND(1+3.222*LOG(50))" office:value-type="float" office:value="0.145">
            <text:p>0,145</text:p>
          </table:table-cell>
          <table:table-cell table:style-name="ce58" table:formula="of:=ROUND(1+3.222*LOG(50))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63" office:value-type="string" table:number-columns-spanned="4" table:number-rows-spanned="1">
            <text:p>Интервальный ряд</text:p>
          </table:table-cell>
          <table:covered-table-cell table:number-columns-repeated="2"/>
          <table:covered-table-cell table:style-name="ce59"/>
          <table:table-cell table:number-columns-repeated="1020"/>
        </table:table-row>
        <table:table-row table:style-name="ro1">
          <table:table-cell table:style-name="ce64" office:value-type="string">
            <text:p>xmin</text:p>
          </table:table-cell>
          <table:table-cell table:style-name="ce61" office:value-type="string">
            <text:p>xmax</text:p>
          </table:table-cell>
          <table:table-cell table:style-name="ce61" office:value-type="string">
            <text:p>x</text:p>
          </table:table-cell>
          <table:table-cell table:style-name="ce59"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53" table:formula="of:=[.A$7]" office:value-type="float" office:value="3.46">
            <text:p>3,46</text:p>
          </table:table-cell>
          <table:table-cell table:style-name="ce56" table:formula="of:=[.A10]+[.C$7]" office:value-type="float" office:value="3.605">
            <text:p>3,605</text:p>
          </table:table-cell>
          <table:table-cell table:style-name="ce56" table:formula="of:=AVERAGE([.A10:.B10])" office:value-type="float" office:value="3.5325">
            <text:p>3,5325</text:p>
          </table:table-cell>
          <table:table-cell table:style-name="ce58" table:formula="of:=COUNTIF([.A$1:.J$5];&quot;&lt;=&quot;&amp;[.B10])-COUNTIF([.A$1:.J$5];&quot;&lt;&quot;&amp;[.A10])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54" table:formula="of:=[.B10]" office:value-type="float" office:value="3.605">
            <text:p>3,605</text:p>
          </table:table-cell>
          <table:table-cell table:formula="of:=[.A11]+[.C$7]" office:value-type="float" office:value="3.75">
            <text:p>3,75</text:p>
          </table:table-cell>
          <table:table-cell table:formula="of:=AVERAGE([.A11:.B11])" office:value-type="float" office:value="3.6775">
            <text:p>3,6775</text:p>
          </table:table-cell>
          <table:table-cell table:style-name="ce59" table:formula="of:=COUNTIF([.A$1:.J$5];&quot;&lt;=&quot;&amp;[.B11])-COUNTIF([.A$1:.J$5];&quot;&lt;=&quot;&amp;[.A11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4" table:formula="of:=[.B11]" office:value-type="float" office:value="3.75">
            <text:p>3,75</text:p>
          </table:table-cell>
          <table:table-cell table:formula="of:=[.A12]+[.C$7]" office:value-type="float" office:value="3.895">
            <text:p>3,895</text:p>
          </table:table-cell>
          <table:table-cell table:formula="of:=AVERAGE([.A12:.B12])" office:value-type="float" office:value="3.8225">
            <text:p>3,8225</text:p>
          </table:table-cell>
          <table:table-cell table:style-name="ce59" table:formula="of:=COUNTIF([.A$1:.J$5];&quot;&lt;=&quot;&amp;[.B12])-COUNTIF([.A$1:.J$5];&quot;&lt;=&quot;&amp;[.A12])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style-name="ce54" table:formula="of:=[.B12]" office:value-type="float" office:value="3.895">
            <text:p>3,895</text:p>
          </table:table-cell>
          <table:table-cell table:formula="of:=[.A13]+[.C$7]" office:value-type="float" office:value="4.04">
            <text:p>4,04</text:p>
          </table:table-cell>
          <table:table-cell table:formula="of:=AVERAGE([.A13:.B13])" office:value-type="float" office:value="3.9675">
            <text:p>3,9675</text:p>
          </table:table-cell>
          <table:table-cell table:style-name="ce59" table:formula="of:=COUNTIF([.A$1:.J$5];&quot;&lt;=&quot;&amp;[.B13])-COUNTIF([.A$1:.J$5];&quot;&lt;=&quot;&amp;[.A13])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54" table:formula="of:=[.B13]" office:value-type="float" office:value="4.04">
            <text:p>4,04</text:p>
          </table:table-cell>
          <table:table-cell table:formula="of:=[.A14]+[.C$7]" office:value-type="float" office:value="4.185">
            <text:p>4,185</text:p>
          </table:table-cell>
          <table:table-cell table:formula="of:=AVERAGE([.A14:.B14])" office:value-type="float" office:value="4.1125">
            <text:p>4,1125</text:p>
          </table:table-cell>
          <table:table-cell table:style-name="ce59" table:formula="of:=COUNTIF([.A$1:.J$5];&quot;&lt;=&quot;&amp;[.B14])-COUNTIF([.A$1:.J$5];&quot;&lt;=&quot;&amp;[.A14])"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55" table:formula="of:=[.B14]" office:value-type="float" office:value="4.185">
            <text:p>4,185</text:p>
          </table:table-cell>
          <table:table-cell table:style-name="ce57" table:formula="of:=[.A15]+[.C$7]" office:value-type="float" office:value="4.33">
            <text:p>4,33</text:p>
          </table:table-cell>
          <table:table-cell table:style-name="ce57" table:formula="of:=AVERAGE([.A15:.B15])" office:value-type="float" office:value="4.2575">
            <text:p>4,2575</text:p>
          </table:table-cell>
          <table:table-cell table:style-name="ce60" table:formula="of:=COUNTIF([.A$1:.J$5];&quot;&lt;=&quot;&amp;[.B15])-COUNTIF([.A$1:.J$5];&quot;&lt;=&quot;&amp;[.A15])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5" office:value-type="string">
            <text:p>n = </text:p>
          </table:table-cell>
          <table:table-cell table:style-name="ce66" table:formula="of:=SUM([.D10:.D15])" office:value-type="float" office:value="50">
            <text:p>50</text:p>
          </table:table-cell>
          <table:table-cell table:number-columns-repeated="1020"/>
        </table:table-row>
      </table:table>
      <table:table table:name="1.3" table:style-name="ta1" table:print="false">
        <table:table-column table:style-name="co2" table:number-columns-repeated="1024" table:default-cell-style-name="Default"/>
        <table:table-row table:style-name="ro1">
          <table:table-cell office:value-type="float" office:value="15.3">
            <text:p>15,3</text:p>
          </table:table-cell>
          <table:table-cell office:value-type="float" office:value="15.9">
            <text:p>15,9</text:p>
          </table:table-cell>
          <table:table-cell office:value-type="float" office:value="16.8">
            <text:p>16,8</text:p>
          </table:table-cell>
          <table:table-cell office:value-type="float" office:value="18.1">
            <text:p>18,1</text:p>
          </table:table-cell>
          <table:table-cell office:value-type="float" office:value="17.2">
            <text:p>17,2</text:p>
          </table:table-cell>
          <table:table-cell office:value-type="float" office:value="16.3">
            <text:p>16,3</text:p>
          </table:table-cell>
          <table:table-cell office:value-type="float" office:value="16.9">
            <text:p>16,9</text:p>
          </table:table-cell>
          <table:table-cell office:value-type="float" office:value="16.7">
            <text:p>16,7</text:p>
          </table:table-cell>
          <table:table-cell office:value-type="float" office:value="18">
            <text:p>18</text:p>
          </table:table-cell>
          <table:table-cell office:value-type="float" office:value="19.2">
            <text:p>19,2</text:p>
          </table:table-cell>
          <table:table-cell table:number-columns-repeated="2"/>
          <table:table-cell table:style-name="ce61" office:value-type="string">
            <text:p>M(X)</text:p>
          </table:table-cell>
          <table:table-cell table:style-name="ce61" office:value-type="string">
            <text:p>Mo(X)</text:p>
          </table:table-cell>
          <table:table-cell table:style-name="ce61" office:value-type="string">
            <text:p>Me(X)</text:p>
          </table:table-cell>
          <table:table-cell table:style-name="ce61" office:value-type="string">
            <text:p>D(X)</text:p>
          </table:table-cell>
          <table:table-cell table:style-name="ce62" office:value-type="string">
            <text:p>σ(X)</text:p>
          </table:table-cell>
          <table:table-cell table:style-name="ce62" office:value-type="string">
            <text:p>ν, %</text:p>
          </table:table-cell>
          <table:table-cell table:style-name="ce61" office:value-type="string">
            <text:p>As</text:p>
          </table:table-cell>
          <table:table-cell table:style-name="ce61" office:value-type="string">
            <text:p>Ex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.2">
            <text:p>21,2</text:p>
          </table:table-cell>
          <table:table-cell office:value-type="float" office:value="20.3">
            <text:p>20,3</text:p>
          </table:table-cell>
          <table:table-cell office:value-type="float" office:value="19.7">
            <text:p>19,7</text:p>
          </table:table-cell>
          <table:table-cell office:value-type="float" office:value="15.1">
            <text:p>15,1</text:p>
          </table:table-cell>
          <table:table-cell office:value-type="float" office:value="15.9">
            <text:p>15,9</text:p>
          </table:table-cell>
          <table:table-cell office:value-type="float" office:value="16.3">
            <text:p>16,3</text:p>
          </table:table-cell>
          <table:table-cell office:value-type="float" office:value="16.8">
            <text:p>16,8</text:p>
          </table:table-cell>
          <table:table-cell office:value-type="float" office:value="17.5">
            <text:p>17,5</text:p>
          </table:table-cell>
          <table:table-cell office:value-type="float" office:value="17.9">
            <text:p>17,9</text:p>
          </table:table-cell>
          <table:table-cell table:number-columns-repeated="2"/>
          <table:table-cell table:formula="of:=AVERAGE([.A1:.J5])" office:value-type="float" office:value="18.03">
            <text:p>18,03</text:p>
          </table:table-cell>
          <table:table-cell table:formula="of:=MODE([.A1:.J5])" office:value-type="float" office:value="16.8">
            <text:p>16,8</text:p>
          </table:table-cell>
          <table:table-cell table:formula="of:=MEDIAN([.A1:.J5])" office:value-type="float" office:value="17.95">
            <text:p>17,95</text:p>
          </table:table-cell>
          <table:table-cell table:formula="of:=VARPA([.A1:.J5])" office:value-type="float" office:value="2.2697">
            <text:p>2,2697</text:p>
          </table:table-cell>
          <table:table-cell table:formula="of:=STDEVP([.A1:.J5])" office:value-type="float" office:value="1.5065523555456">
            <text:p>1,5065523555</text:p>
          </table:table-cell>
          <table:table-cell table:formula="of:=100*[.Q2]/[.M2]" office:value-type="float" office:value="8.35580896031948">
            <text:p>8,3558089603</text:p>
          </table:table-cell>
          <table:table-cell table:formula="of:=SKEW([.A1:.J5])" office:value-type="float" office:value="0.201099393666076">
            <text:p>0,2010993937</text:p>
          </table:table-cell>
          <table:table-cell table:formula="of:=KURT([.A1:.J5])" office:value-type="float" office:value="-0.359578549241778">
            <text:p>-0,3595785492</text:p>
          </table:table-cell>
          <table:table-cell table:number-columns-repeated="1004"/>
        </table:table-row>
        <table:table-row table:style-name="ro1">
          <table:table-cell office:value-type="float" office:value="18.2">
            <text:p>18,2</text:p>
          </table:table-cell>
          <table:table-cell office:value-type="float" office:value="18.7">
            <text:p>18,7</text:p>
          </table:table-cell>
          <table:table-cell office:value-type="float" office:value="19.1">
            <text:p>19,1</text:p>
          </table:table-cell>
          <table:table-cell office:value-type="float" office:value="18.5">
            <text:p>18,5</text:p>
          </table:table-cell>
          <table:table-cell office:value-type="float" office:value="18.9">
            <text:p>18,9</text:p>
          </table:table-cell>
          <table:table-cell office:value-type="float" office:value="17.8">
            <text:p>17,8</text:p>
          </table:table-cell>
          <table:table-cell office:value-type="float" office:value="16.6">
            <text:p>16,6</text:p>
          </table:table-cell>
          <table:table-cell office:value-type="float" office:value="15.2">
            <text:p>15,2</text:p>
          </table:table-cell>
          <table:table-cell office:value-type="float" office:value="18.4">
            <text:p>18,4</text:p>
          </table:table-cell>
          <table:table-cell office:value-type="float" office:value="17.9">
            <text:p>17,9</text:p>
          </table:table-cell>
          <table:table-cell table:number-columns-repeated="1014"/>
        </table:table-row>
        <table:table-row table:style-name="ro1">
          <table:table-cell office:value-type="float" office:value="17.8">
            <text:p>17,8</text:p>
          </table:table-cell>
          <table:table-cell office:value-type="float" office:value="18.2">
            <text:p>18,2</text:p>
          </table:table-cell>
          <table:table-cell office:value-type="float" office:value="17.2">
            <text:p>17,2</text:p>
          </table:table-cell>
          <table:table-cell office:value-type="float" office:value="20">
            <text:p>20</text:p>
          </table:table-cell>
          <table:table-cell office:value-type="float" office:value="21.2">
            <text:p>21,2</text:p>
          </table:table-cell>
          <table:table-cell office:value-type="float" office:value="20.7">
            <text:p>20,7</text:p>
          </table:table-cell>
          <table:table-cell office:value-type="float" office:value="20.5">
            <text:p>20,5</text:p>
          </table:table-cell>
          <table:table-cell office:value-type="float" office:value="20.3">
            <text:p>20,3</text:p>
          </table:table-cell>
          <table:table-cell office:value-type="float" office:value="18.5">
            <text:p>18,5</text:p>
          </table:table-cell>
          <table:table-cell office:value-type="float" office:value="18.9">
            <text:p>18,9</text:p>
          </table:table-cell>
          <table:table-cell table:number-columns-repeated="1014"/>
        </table:table-row>
        <table:table-row table:style-name="ro1">
          <table:table-cell office:value-type="float" office:value="18.2">
            <text:p>18,2</text:p>
          </table:table-cell>
          <table:table-cell office:value-type="float" office:value="17.5">
            <text:p>17,5</text:p>
          </table:table-cell>
          <table:table-cell office:value-type="float" office:value="16.8">
            <text:p>16,8</text:p>
          </table:table-cell>
          <table:table-cell office:value-type="float" office:value="17.5">
            <text:p>17,5</text:p>
          </table:table-cell>
          <table:table-cell office:value-type="float" office:value="17.9">
            <text:p>17,9</text:p>
          </table:table-cell>
          <table:table-cell office:value-type="float" office:value="19.1">
            <text:p>19,1</text:p>
          </table:table-cell>
          <table:table-cell office:value-type="float" office:value="18.2">
            <text:p>18,2</text:p>
          </table:table-cell>
          <table:table-cell office:value-type="float" office:value="18.3">
            <text:p>18,3</text:p>
          </table:table-cell>
          <table:table-cell office:value-type="float" office:value="16.8">
            <text:p>16,8</text:p>
          </table:table-cell>
          <table:table-cell office:value-type="float" office:value="17.5">
            <text:p>17,5</text:p>
          </table:table-cell>
          <table:table-cell table:number-columns-repeated="1014"/>
        </table:table-row>
        <table:table-row table:style-name="ro1">
          <table:table-cell table:style-name="ce65" office:value-type="string">
            <text:p>n = </text:p>
          </table:table-cell>
          <table:table-cell table:style-name="ce66" table:formula="of:=SUM([.D10:.D15])" office:value-type="float" office:value="50">
            <text:p>50</text:p>
          </table:table-cell>
          <table:table-cell table:number-columns-repeated="1022"/>
        </table:table-row>
        <table:table-row table:style-name="ro1">
          <table:table-cell table:style-name="ce53" table:formula="of:=MIN([.A1:.J5])" office:value-type="float" office:value="15.1">
            <text:p>15,1</text:p>
          </table:table-cell>
          <table:table-cell table:style-name="ce56" table:formula="of:=MAX([.A1:.J5])" office:value-type="float" office:value="21.2">
            <text:p>21,2</text:p>
          </table:table-cell>
          <table:table-cell table:style-name="ce56" table:formula="of:=([.B7]-[.A7])/ROUND(1+3.222*LOG(50))" office:value-type="float" office:value="1.01666666666667">
            <text:p>1,0166666667</text:p>
          </table:table-cell>
          <table:table-cell table:style-name="ce58" table:formula="of:=ROUND(1+3.222*LOG(50))" office:value-type="float" office:value="6">
            <text:p>6</text:p>
          </table:table-cell>
          <table:table-cell table:number-columns-repeated="3"/>
          <table:table-cell>
            <draw:frame table:end-cell-address="'1.3'.R22" table:end-x="0.665cm" table:end-y="0.293cm" draw:z-index="0" draw:style-name="gr1" draw:text-style-name="P1" svg:width="10.601cm" svg:height="6.987cm" svg:x="0.028cm" svg:y="0.081cm">
              <draw:object draw:notify-on-update-of-ranges="'1.3'.C10:'1.3'.C15 '1.3'.D10:'1.3'.D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63" office:value-type="string" table:number-columns-spanned="4" table:number-rows-spanned="1">
            <text:p>Интервальный ряд</text:p>
          </table:table-cell>
          <table:covered-table-cell table:number-columns-repeated="2"/>
          <table:covered-table-cell table:style-name="ce59"/>
          <table:table-cell table:number-columns-repeated="1020"/>
        </table:table-row>
        <table:table-row table:style-name="ro1">
          <table:table-cell table:style-name="ce64" office:value-type="string">
            <text:p>xmin</text:p>
          </table:table-cell>
          <table:table-cell table:style-name="ce61" office:value-type="string">
            <text:p>xmax</text:p>
          </table:table-cell>
          <table:table-cell table:style-name="ce61" office:value-type="string">
            <text:p>x</text:p>
          </table:table-cell>
          <table:table-cell table:style-name="ce59"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53" table:formula="of:=[.A$7]" office:value-type="float" office:value="15.1">
            <text:p>15,1</text:p>
          </table:table-cell>
          <table:table-cell table:style-name="ce56" table:formula="of:=[.A10]+[.C$7]" office:value-type="float" office:value="16.1166666666667">
            <text:p>16,1166666667</text:p>
          </table:table-cell>
          <table:table-cell table:style-name="ce56" table:formula="of:=AVERAGE([.A10:.B10])" office:value-type="float" office:value="15.6083333333333">
            <text:p>15,6083333333</text:p>
          </table:table-cell>
          <table:table-cell table:style-name="ce58" table:formula="of:=COUNTIF([.A$1:.J$5];&quot;&lt;=&quot;&amp;[.B10])-COUNTIF([.A$1:.J$5];&quot;&lt;&quot;&amp;[.A10])" office:value-type="float" office:value="5">
            <text:p>5</text:p>
          </table:table-cell>
          <table:table-cell table:style-name="ce67" table:formula="of:=[.D10]/[.B$6]" office:value-type="float" office:value="0.1">
            <text:p>0,10</text:p>
          </table:table-cell>
          <table:table-cell table:number-columns-repeated="1019"/>
        </table:table-row>
        <table:table-row table:style-name="ro1">
          <table:table-cell table:style-name="ce54" table:formula="of:=[.B10]" office:value-type="float" office:value="16.1166666666667">
            <text:p>16,1166666667</text:p>
          </table:table-cell>
          <table:table-cell table:formula="of:=[.A11]+[.C$7]" office:value-type="float" office:value="17.1333333333333">
            <text:p>17,1333333333</text:p>
          </table:table-cell>
          <table:table-cell table:formula="of:=AVERAGE([.A11:.B11])" office:value-type="float" office:value="16.625">
            <text:p>16,625</text:p>
          </table:table-cell>
          <table:table-cell table:style-name="ce59" table:formula="of:=COUNTIF([.A$1:.J$5];&quot;&lt;=&quot;&amp;[.B11])-COUNTIF([.A$1:.J$5];&quot;&lt;=&quot;&amp;[.A11])" office:value-type="float" office:value="9">
            <text:p>9</text:p>
          </table:table-cell>
          <table:table-cell table:style-name="ce67" table:formula="of:=[.D11]/[.B$6]+[.E10]" office:value-type="float" office:value="0.28">
            <text:p>0,28</text:p>
          </table:table-cell>
          <table:table-cell table:number-columns-repeated="1019"/>
        </table:table-row>
        <table:table-row table:style-name="ro1">
          <table:table-cell table:style-name="ce54" table:formula="of:=[.B11]" office:value-type="float" office:value="17.1333333333333">
            <text:p>17,1333333333</text:p>
          </table:table-cell>
          <table:table-cell table:formula="of:=[.A12]+[.C$7]" office:value-type="float" office:value="18.15">
            <text:p>18,15</text:p>
          </table:table-cell>
          <table:table-cell table:formula="of:=AVERAGE([.A12:.B12])" office:value-type="float" office:value="17.6416666666667">
            <text:p>17,6416666667</text:p>
          </table:table-cell>
          <table:table-cell table:style-name="ce59" table:formula="of:=COUNTIF([.A$1:.J$5];&quot;&lt;=&quot;&amp;[.B12])-COUNTIF([.A$1:.J$5];&quot;&lt;=&quot;&amp;[.A12])" office:value-type="float" office:value="13">
            <text:p>13</text:p>
          </table:table-cell>
          <table:table-cell table:style-name="ce67" table:formula="of:=[.D12]/[.B$6]+[.E11]" office:value-type="float" office:value="0.54">
            <text:p>0,54</text:p>
          </table:table-cell>
          <table:table-cell table:number-columns-repeated="1019"/>
        </table:table-row>
        <table:table-row table:style-name="ro1">
          <table:table-cell table:style-name="ce54" table:formula="of:=[.B12]" office:value-type="float" office:value="18.15">
            <text:p>18,15</text:p>
          </table:table-cell>
          <table:table-cell table:formula="of:=[.A13]+[.C$7]" office:value-type="float" office:value="19.1666666666667">
            <text:p>19,1666666667</text:p>
          </table:table-cell>
          <table:table-cell table:formula="of:=AVERAGE([.A13:.B13])" office:value-type="float" office:value="18.6583333333333">
            <text:p>18,6583333333</text:p>
          </table:table-cell>
          <table:table-cell table:style-name="ce59" table:formula="of:=COUNTIF([.A$1:.J$5];&quot;&lt;=&quot;&amp;[.B13])-COUNTIF([.A$1:.J$5];&quot;&lt;=&quot;&amp;[.A13])" office:value-type="float" office:value="13">
            <text:p>13</text:p>
          </table:table-cell>
          <table:table-cell table:style-name="ce67" table:formula="of:=[.D13]/[.B$6]+[.E12]" office:value-type="float" office:value="0.8">
            <text:p>0,80</text:p>
          </table:table-cell>
          <table:table-cell table:number-columns-repeated="1019"/>
        </table:table-row>
        <table:table-row table:style-name="ro1">
          <table:table-cell table:style-name="ce54" table:formula="of:=[.B13]" office:value-type="float" office:value="19.1666666666667">
            <text:p>19,1666666667</text:p>
          </table:table-cell>
          <table:table-cell table:formula="of:=[.A14]+[.C$7]" office:value-type="float" office:value="20.1833333333333">
            <text:p>20,1833333333</text:p>
          </table:table-cell>
          <table:table-cell table:formula="of:=AVERAGE([.A14:.B14])" office:value-type="float" office:value="19.675">
            <text:p>19,675</text:p>
          </table:table-cell>
          <table:table-cell table:style-name="ce59" table:formula="of:=COUNTIF([.A$1:.J$5];&quot;&lt;=&quot;&amp;[.B14])-COUNTIF([.A$1:.J$5];&quot;&lt;=&quot;&amp;[.A14])" office:value-type="float" office:value="4">
            <text:p>4</text:p>
          </table:table-cell>
          <table:table-cell table:style-name="ce67" table:formula="of:=[.D14]/[.B$6]+[.E13]" office:value-type="float" office:value="0.88">
            <text:p>0,88</text:p>
          </table:table-cell>
          <table:table-cell table:number-columns-repeated="1019"/>
        </table:table-row>
        <table:table-row table:style-name="ro1">
          <table:table-cell table:style-name="ce55" table:formula="of:=[.B14]" office:value-type="float" office:value="20.1833333333333">
            <text:p>20,1833333333</text:p>
          </table:table-cell>
          <table:table-cell table:style-name="ce57" table:formula="of:=[.A15]+[.C$7]" office:value-type="float" office:value="21.2">
            <text:p>21,2</text:p>
          </table:table-cell>
          <table:table-cell table:style-name="ce57" table:formula="of:=AVERAGE([.A15:.B15])" office:value-type="float" office:value="20.6916666666667">
            <text:p>20,6916666667</text:p>
          </table:table-cell>
          <table:table-cell table:style-name="ce60" table:formula="of:=COUNTIF([.A$1:.J$5];&quot;&lt;=&quot;&amp;[.B15])-COUNTIF([.A$1:.J$5];&quot;&lt;=&quot;&amp;[.A15])" office:value-type="float" office:value="6">
            <text:p>6</text:p>
          </table:table-cell>
          <table:table-cell table:style-name="ce67" table:formula="of:=[.D15]/[.B$6]+[.E14]" office:value-type="float" office:value="1">
            <text:p>1,0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Arial1" svg:font-family="Arial" style:font-adornments="Обычный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21.01.2016</text:date>, <text:time>15:31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5-24T19:26:47.63</meta:creation-date>
    <dc:date>2016-01-21T15:31:47.48</dc:date>
    <dc:creator>Егор Клёнин</dc:creator>
    <meta:editing-duration>PT19H1M56S</meta:editing-duration>
    <meta:editing-cycles>49</meta:editing-cycles>
    <meta:generator>OpenOffice/4.1.1$Win32 OpenOffice.org_project/411m6$Build-9775</meta:generator>
    <meta:document-statistic meta:table-count="4" meta:cell-count="690" meta:object-count="17"/>
  </office:meta>
</office:document-meta>
</file>

<file path=Object 1/content.xml><?xml version="1.0" encoding="utf-8"?>
<math xmlns="http://www.w3.org/1998/Math/MathML">
  <semantics>
    <mrow>
      <msup>
        <mrow>
          <mo stretchy="false">(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̄</mo>
              </mover>
            </mrow>
          </mrow>
          <mo stretchy="false">)</mo>
        </mrow>
        <mn>2</mn>
      </msup>
      <mfrac>
        <msub>
          <mi>n</mi>
          <mi>i</mi>
        </msub>
        <mi>n</mi>
      </mfrac>
    </mrow>
    <annotation encoding="StarMath 5.0">(x_i-bar x )^2 n_i over n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start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33cm" svg:height="6.727cm" xlink:href=".." xlink:type="simple" chart:class="chart:scatter" chart:style-name="ch1">
        <chart:title svg:x="3.899cm" svg:y="0.27cm" chart:style-name="ch2">
          <text:p>Полигон</text:p>
        </chart:title>
        <chart:plot-area chart:style-name="ch3" table:cell-range-address="'1.7'.C12:'1.7'.D18" svg:x="0.305cm" svg:y="1.39cm" svg:width="8.988cm" svg:height="5.202cm">
          <chartooo:coordinate-region svg:x="0.926cm" svg:y="1.602cm" svg:width="7.942cm" svg:height="4.317cm"/>
          <chart:axis chart:dimension="x" chart:name="primary-x" chart:style-name="ch4">
            <chart:title svg:x="8.544cm" svg:y="5.372cm" chart:style-name="ch5">
              <text:p>x ¡</text:p>
            </chart:title>
            <chart:grid chart:style-name="ch6" chart:class="major"/>
          </chart:axis>
          <chart:axis chart:dimension="y" chart:name="primary-y" chart:style-name="ch7">
            <chart:title svg:x="0.899cm" svg:y="1.053cm" chart:style-name="ch5">
              <text:p>n ¡</text:p>
            </chart:title>
            <chart:grid chart:style-name="ch6" chart:class="major"/>
          </chart:axis>
          <chart:series chart:style-name="ch8" chart:values-cell-range-address="'1.7'.D12:'1.7'.D18" chart:class="chart:scatter">
            <chart:domain table:cell-range-address="'1.7'.C12:'1.7'.C1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585">
                <text:p>-0.8585</text:p>
                <draw:g>
                  <svg:desc>'1.7'.C12:'1.7'.C18</svg:desc>
                </draw:g>
              </table:table-cell>
              <table:table-cell office:value-type="float" office:value="7">
                <text:p>7</text:p>
                <draw:g>
                  <svg:desc>'1.7'.D12:'1.7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755">
                <text:p>-0.5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925">
                <text:p>-0.29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950000000000015">
                <text:p>-0.009500000000000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35">
                <text:p>0.2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65">
                <text:p>0.55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95">
                <text:p>0.839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math xmlns="http://www.w3.org/1998/Math/MathML">
  <semantics>
    <mrow>
      <mfrac>
        <msup>
          <mrow>
            <mo stretchy="false">(</mo>
            <mrow>
              <mrow>
                <msub>
                  <mi>n</mi>
                  <mi>i</mi>
                </msub>
                <mo stretchy="false">−</mo>
                <msub>
                  <mi>n</mi>
                  <mi>i</mi>
                </msub>
              </mrow>
              <mi>'</mi>
            </mrow>
            <mo stretchy="false">)</mo>
          </mrow>
          <mn>2</mn>
        </msup>
        <msub>
          <mi>n</mi>
          <mi>i</mi>
        </msub>
      </mfrac>
    </mrow>
    <annotation encoding="StarMath 5.0">(n_i-n_i')^2 over n_i</annotation>
  </semantics>
</math>
</file>

<file path=Object 12/content.xml><?xml version="1.0" encoding="utf-8"?>
<math xmlns="http://www.w3.org/1998/Math/MathML">
  <semantics>
    <mrow>
      <mfrac>
        <msubsup>
          <mi>n</mi>
          <mi>i</mi>
          <mn>2</mn>
        </msubsup>
        <mrow>
          <msub>
            <mi>n</mi>
            <mi>i</mi>
          </msub>
          <mi>'</mi>
        </mrow>
      </mfrac>
    </mrow>
    <annotation encoding="StarMath 5.0">n_i ^2 over {n_i'}</annotation>
  </semantics>
</math>
</file>

<file path=Object 13/content.xml><?xml version="1.0" encoding="utf-8"?>
<math xmlns="http://www.w3.org/1998/Math/MathML">
  <semantics>
    <mrow>
      <mrow>
        <mo stretchy="false">(</mo>
        <mrow>
          <mrow>
            <msub>
              <mi>x</mi>
              <mi>i</mi>
            </msub>
            <mo stretchy="false">−</mo>
            <mover accent="true">
              <mi>x</mi>
              <mo stretchy="false">̄</mo>
            </mover>
          </mrow>
        </mrow>
        <mo stretchy="false">)</mo>
      </mrow>
    </mrow>
    <annotation encoding="StarMath 5.0">(x_i-bar x )</annotation>
  </semantics>
</math>
</file>

<file path=Object 14/content.xml><?xml version="1.0" encoding="utf-8"?>
<math xmlns="http://www.w3.org/1998/Math/MathML">
  <semantics>
    <mrow>
      <msup>
        <mrow>
          <mo stretchy="false">(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̄</mo>
              </mover>
            </mrow>
          </mrow>
          <mo stretchy="false">)</mo>
        </mrow>
        <mn>3</mn>
      </msup>
      <mfrac>
        <msub>
          <mi>n</mi>
          <mi>i</mi>
        </msub>
        <mi>n</mi>
      </mfrac>
    </mrow>
    <annotation encoding="StarMath 5.0">(x_i-bar x )^3 n_i over n</annotation>
  </semantics>
</math>
</file>

<file path=Object 15/content.xml><?xml version="1.0" encoding="utf-8"?>
<math xmlns="http://www.w3.org/1998/Math/MathML">
  <semantics>
    <mrow>
      <mfrac>
        <msup>
          <mrow>
            <mo stretchy="false">(</mo>
            <mrow>
              <mrow>
                <msub>
                  <mi>n</mi>
                  <mi>i</mi>
                </msub>
                <mo stretchy="false">−</mo>
                <msub>
                  <mi>n</mi>
                  <mi>i</mi>
                </msub>
              </mrow>
              <mi>'</mi>
            </mrow>
            <mo stretchy="false">)</mo>
          </mrow>
          <mn>2</mn>
        </msup>
        <msub>
          <mi>n</mi>
          <mi>i</mi>
        </msub>
      </mfrac>
    </mrow>
    <annotation encoding="StarMath 5.0">(n_i-n_i')^2 over n_i</annotation>
  </semantics>
</math>
</file>

<file path=Object 16/content.xml><?xml version="1.0" encoding="utf-8"?>
<math xmlns="http://www.w3.org/1998/Math/MathML">
  <semantics>
    <mrow>
      <mfrac>
        <msubsup>
          <mi>n</mi>
          <mi>i</mi>
          <mn>2</mn>
        </msubsup>
        <mrow>
          <msub>
            <mi>n</mi>
            <mi>i</mi>
          </msub>
          <mi>'</mi>
        </mrow>
      </mfrac>
    </mrow>
    <annotation encoding="StarMath 5.0">n_i ^2 over {n_i'}</annotation>
  </semantics>
</math>
</file>

<file path=Object 17/content.xml><?xml version="1.0" encoding="utf-8"?>
<math xmlns="http://www.w3.org/1998/Math/MathML">
  <semantics>
    <mrow>
      <msup>
        <mrow>
          <mo stretchy="false">(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̄</mo>
              </mover>
            </mrow>
          </mrow>
          <mo stretchy="false">)</mo>
        </mrow>
        <mn>4</mn>
      </msup>
      <mfrac>
        <msub>
          <mi>n</mi>
          <mi>i</mi>
        </msub>
        <mi>n</mi>
      </mfrac>
    </mrow>
    <annotation encoding="StarMath 5.0">(x_i-bar x )^4 n_i over n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63cm" svg:height="6.484cm" xlink:href=".." xlink:type="simple" chart:class="chart:bar" chart:style-name="ch1">
        <chart:legend chart:legend-position="bottom" svg:x="3.488cm" svg:y="5.675cm" style:legend-expansion="wide" chart:style-name="ch2"/>
        <chart:plot-area chart:style-name="ch3" table:cell-range-address="'1.2'.C10:'1.2'.D15" chart:data-source-has-labels="column" svg:x="0.633cm" svg:y="0.651cm" svg:width="8.164cm" svg:height="4.475cm">
          <chartooo:coordinate-region svg:x="1.254cm" svg:y="0.863cm" svg:width="7.543cm" svg:height="3.59cm"/>
          <chart:axis chart:dimension="x" chart:name="primary-x" chart:style-name="ch4" chartooo:axis-type="auto">
            <chartooo:date-scale/>
            <chart:categories table:cell-range-address="'1.2'.C10:'1.2'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2'.D10:'1.2'.D15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3.5325">
                <text:p/>
                <draw:g>
                  <svg:desc>'1.2'.C10:'1.2'.C15</svg:desc>
                </draw:g>
              </table:table-cell>
              <table:table-cell office:value-type="float" office:value="3">
                <text:p>3</text:p>
                <draw:g>
                  <svg:desc>'1.2'.D10:'1.2'.D15</svg:desc>
                </draw:g>
              </table:table-cell>
            </table:table-row>
            <table:table-row>
              <table:table-cell office:value-type="float" office:value="3.6775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.8225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.9675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.1125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.2575">
                <text:p/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02cm" svg:height="6.988cm" xlink:href=".." xlink:type="simple" chart:class="chart:bar" chart:style-name="ch1">
        <chart:legend chart:legend-position="bottom" svg:x="4.208cm" svg:y="6.179cm" style:legend-expansion="wide" chart:style-name="ch2"/>
        <chart:plot-area chart:style-name="ch3" table:cell-range-address="'1.3'.C10:'1.3'.D15" chart:data-source-has-labels="column" svg:x="0.662cm" svg:y="0.691cm" svg:width="9.516cm" svg:height="4.929cm">
          <chartooo:coordinate-region svg:x="1.283cm" svg:y="0.903cm" svg:width="8.372cm" svg:height="3.62cm"/>
          <chart:axis chart:dimension="x" chart:name="primary-x" chart:style-name="ch4" chartooo:axis-type="auto">
            <chartooo:date-scale/>
            <chart:categories table:cell-range-address="'1.3'.C10:'1.3'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3'.D10:'1.3'.D15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15.6083333333333">
                <text:p>20</text:p>
                <draw:g>
                  <svg:desc>'1.3'.C10:'1.3'.C15</svg:desc>
                </draw:g>
              </table:table-cell>
              <table:table-cell office:value-type="float" office:value="5">
                <text:p>5</text:p>
                <draw:g>
                  <svg:desc>'1.3'.D10:'1.3'.D15</svg:desc>
                </draw:g>
              </table:table-cell>
            </table:table-row>
            <table:table-row>
              <table:table-cell office:value-type="float" office:value="16.625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.6416666666667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.6583333333333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.675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.6916666666667">
                <text:p>2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gap-width="10" chart:reverse-direction="false" text:line-break="false" chart:axis-position="-1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18cm" svg:height="6.141cm" xlink:href=".." xlink:type="simple" chart:class="chart:scatter" chart:column-mapping="0" chart:style-name="ch1">
        <chart:title svg:x="3.466cm" svg:y="0.258cm" chart:style-name="ch2">
          <text:p>Гистограмма</text:p>
        </chart:title>
        <chart:plot-area chart:style-name="ch3" table:cell-range-address="'1.7'.C12:'1.7'.D18" chart:data-source-has-labels="column" svg:x="0.377cm" svg:y="1.402cm" svg:width="8.859cm" svg:height="4.507cm">
          <chartooo:coordinate-region svg:x="0.998cm" svg:y="1.614cm" svg:width="7.813cm" svg:height="3.622cm"/>
          <chart:axis chart:dimension="x" chart:name="primary-x" chart:style-name="ch4" chartooo:axis-type="auto">
            <chart:title svg:x="8.339cm" svg:y="4.659cm" chart:style-name="ch5">
              <text:p>x ¡</text:p>
            </chart:title>
            <chart:categories table:cell-range-address="'1.7'.C12:'1.7'.C18"/>
            <chart:grid chart:style-name="ch6" chart:class="major"/>
          </chart:axis>
          <chart:axis chart:dimension="y" chart:name="primary-y" chart:style-name="ch7">
            <chart:title svg:x="1.007cm" svg:y="1.034cm" chart:style-name="ch5">
              <text:p>n ¡</text:p>
            </chart:title>
            <chart:grid chart:style-name="ch6" chart:class="major"/>
          </chart:axis>
          <chart:series chart:style-name="ch8" chart:values-cell-range-address="'1.7'.D12:'1.7'.D18" chart:class="chart:scatter">
            <chart:domain table:cell-range-address="'1.7'.C12:'1.7'.C1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-0.8585">
                <text:p>-0</text:p>
                <draw:g>
                  <svg:desc>'1.7'.C12:'1.7'.C18</svg:desc>
                </draw:g>
              </table:table-cell>
              <table:table-cell office:value-type="float" office:value="-0.8585">
                <text:p>-0.8585</text:p>
                <draw:g>
                  <svg:desc>'1.7'.C12:'1.7'.C18</svg:desc>
                </draw:g>
              </table:table-cell>
              <table:table-cell office:value-type="float" office:value="7">
                <text:p>7</text:p>
                <draw:g>
                  <svg:desc>'1.7'.D12:'1.7'.D18</svg:desc>
                </draw:g>
              </table:table-cell>
            </table:table-row>
            <table:table-row>
              <table:table-cell office:value-type="float" office:value="-0.5755">
                <text:p>-0</text:p>
              </table:table-cell>
              <table:table-cell office:value-type="float" office:value="-0.5755">
                <text:p>-0.5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0.2925">
                <text:p>-0</text:p>
              </table:table-cell>
              <table:table-cell office:value-type="float" office:value="-0.2925">
                <text:p>-0.29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0.00950000000000015">
                <text:p>-0</text:p>
              </table:table-cell>
              <table:table-cell office:value-type="float" office:value="-0.00950000000000015">
                <text:p>-0.009500000000000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735">
                <text:p>0</text:p>
              </table:table-cell>
              <table:table-cell office:value-type="float" office:value="0.2735">
                <text:p>0.2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5565">
                <text:p>0</text:p>
              </table:table-cell>
              <table:table-cell office:value-type="float" office:value="0.5565">
                <text:p>0.55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8395">
                <text:p>0</text:p>
              </table:table-cell>
              <table:table-cell office:value-type="float" office:value="0.8395">
                <text:p>0.839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3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minimum="0" chart:maximum="1" chart:gap-width="1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ata-label-number="value" chart:data-label-text="false" chart:data-label-symbol="false"/>
      <style:graphic-properties draw:stroke="none" draw:fill-color="#004586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76cm" svg:height="5.598cm" xlink:href=".." xlink:type="simple" chart:class="chart:bar" chart:style-name="ch1">
        <chart:title svg:x="2.291cm" svg:y="0.247cm" chart:style-name="ch2">
          <text:p>Функция распределения</text:p>
        </chart:title>
        <chart:plot-area chart:style-name="ch3" table:cell-range-address="'1.7'.C12:'1.7'.C18 '1.7'.E12:'1.7'.E18" chart:data-source-has-labels="column" svg:x="0.236cm" svg:y="1.358cm" svg:width="8.711cm" svg:height="4.059cm">
          <chartooo:coordinate-region svg:x="1.334cm" svg:y="1.571cm" svg:width="7.613cm" svg:height="3.173cm"/>
          <chart:axis chart:dimension="x" chart:name="primary-x" chart:style-name="ch4" chartooo:axis-type="auto">
            <chartooo:date-scale/>
            <chart:title svg:x="8.947cm" svg:y="4.835cm" chart:style-name="ch5">
              <text:p>x ¡</text:p>
            </chart:title>
            <chart:categories table:cell-range-address="'1.7'.C12:'1.7'.C18"/>
          </chart:axis>
          <chart:axis chart:dimension="y" chart:name="primary-y" chart:style-name="ch6">
            <chart:title svg:x="1.147cm" svg:y="0.979cm" chart:style-name="ch5">
              <text:p>w ¡</text:p>
            </chart:title>
            <chart:grid chart:style-name="ch7" chart:class="major"/>
          </chart:axis>
          <chart:series chart:style-name="ch8" chart:values-cell-range-address="'1.7'.E12:'1.7'.E1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-0.8585">
                <text:p>-0</text:p>
                <draw:g>
                  <svg:desc>'1.7'.C12:'1.7'.C18</svg:desc>
                </draw:g>
              </table:table-cell>
              <table:table-cell office:value-type="float" office:value="0.12962962962963">
                <text:p>0.12962962962963</text:p>
                <draw:g>
                  <svg:desc>'1.7'.E12:'1.7'.E18</svg:desc>
                </draw:g>
              </table:table-cell>
            </table:table-row>
            <table:table-row>
              <table:table-cell office:value-type="float" office:value="-0.5755">
                <text:p>-0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float" office:value="-0.2925">
                <text:p>-0</text:p>
              </table:table-cell>
              <table:table-cell office:value-type="float" office:value="0.351851851851852">
                <text:p>0.351851851851852</text:p>
              </table:table-cell>
            </table:table-row>
            <table:table-row>
              <table:table-cell office:value-type="float" office:value="-0.00950000000000015">
                <text:p>-0</text:p>
              </table:table-cell>
              <table:table-cell office:value-type="float" office:value="0.537037037037037">
                <text:p>0.537037037037037</text:p>
              </table:table-cell>
            </table:table-row>
            <table:table-row>
              <table:table-cell office:value-type="float" office:value="0.2735">
                <text:p>0</text:p>
              </table:table-cell>
              <table:table-cell office:value-type="float" office:value="0.759259259259259">
                <text:p>0.759259259259259</text:p>
              </table:table-cell>
            </table:table-row>
            <table:table-row>
              <table:table-cell office:value-type="float" office:value="0.5565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8395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math xmlns="http://www.w3.org/1998/Math/MathML">
  <semantics>
    <mrow>
      <msup>
        <mrow>
          <mo stretchy="false">(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̄</mo>
              </mover>
            </mrow>
          </mrow>
          <mo stretchy="false">)</mo>
        </mrow>
        <mn>2</mn>
      </msup>
      <mfrac>
        <msub>
          <mi>n</mi>
          <mi>i</mi>
        </msub>
        <mi>n</mi>
      </mfrac>
    </mrow>
    <annotation encoding="StarMath 5.0">(x_i-bar x )^2 n_i over n</annotation>
  </semantics>
</math>
</file>

<file path=Object 7/content.xml><?xml version="1.0" encoding="utf-8"?>
<math xmlns="http://www.w3.org/1998/Math/MathML">
  <semantics>
    <mrow>
      <mrow>
        <mo stretchy="false">(</mo>
        <mrow>
          <mrow>
            <msub>
              <mi>x</mi>
              <mi>i</mi>
            </msub>
            <mo stretchy="false">−</mo>
            <mover accent="true">
              <mi>x</mi>
              <mo stretchy="false">̄</mo>
            </mover>
          </mrow>
        </mrow>
        <mo stretchy="false">)</mo>
      </mrow>
    </mrow>
    <annotation encoding="StarMath 5.0">(x_i-bar x )</annotation>
  </semantics>
</math>
</file>

<file path=Object 8/content.xml><?xml version="1.0" encoding="utf-8"?>
<math xmlns="http://www.w3.org/1998/Math/MathML">
  <semantics>
    <mrow>
      <msup>
        <mrow>
          <mo stretchy="false">(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̄</mo>
              </mover>
            </mrow>
          </mrow>
          <mo stretchy="false">)</mo>
        </mrow>
        <mn>3</mn>
      </msup>
      <mfrac>
        <msub>
          <mi>n</mi>
          <mi>i</mi>
        </msub>
        <mi>n</mi>
      </mfrac>
    </mrow>
    <annotation encoding="StarMath 5.0">(x_i-bar x )^3 n_i over n</annotation>
  </semantics>
</math>
</file>

<file path=Object 9/content.xml><?xml version="1.0" encoding="utf-8"?>
<math xmlns="http://www.w3.org/1998/Math/MathML">
  <semantics>
    <mrow>
      <msup>
        <mrow>
          <mo stretchy="false">(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̄</mo>
              </mover>
            </mrow>
          </mrow>
          <mo stretchy="false">)</mo>
        </mrow>
        <mn>4</mn>
      </msup>
      <mfrac>
        <msub>
          <mi>n</mi>
          <mi>i</mi>
        </msub>
        <mi>n</mi>
      </mfrac>
    </mrow>
    <annotation encoding="StarMath 5.0">(x_i-bar x )^4 n_i over n</annotation>
  </semantics>
</math>
</file>